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g" manifest:media-type="image/jpeg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gradient" draw:fill-gradient-name="a55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7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gradient" draw:fill-gradient-name="a55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1">
      <style:drawing-page-properties draw:fill="gradient" draw:fill-gradient-name="a76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8">
      <style:drawing-page-properties draw:fill="gradient" draw:fill-gradient-name="a9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1">
      <style:drawing-page-properties draw:fill="gradient" draw:fill-gradient-name="a57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6">
      <style:drawing-page-properties draw:fill="gradient" draw:fill-gradient-name="a77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9">
      <style:drawing-page-properties draw:fill="gradient" draw:fill-gradient-name="a61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gradient" draw:fill-gradient-name="a8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gradient" draw:fill-gradient-name="a59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7">
      <style:drawing-page-properties draw:fill="gradient" draw:fill-gradient-name="a7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8">
      <style:drawing-page-properties draw:fill="gradient" draw:fill-gradient-name="a4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gradient" draw:fill-gradient-name="a6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2">
      <style:drawing-page-properties draw:fill="gradient" draw:fill-gradient-name="a99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3">
      <style:drawing-page-properties draw:fill="gradient" draw:fill-gradient-name="a83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gradient" draw:fill-gradient-name="a44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9">
      <style:drawing-page-properties draw:fill="gradient" draw:fill-gradient-name="a6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5">
      <style:drawing-page-properties draw:fill="gradient" draw:fill-gradient-name="a84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5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gradient" draw:fill-gradient-name="a46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1">
      <style:drawing-page-properties draw:fill="gradient" draw:fill-gradient-name="a66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gradient" draw:fill-gradient-name="a85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8">
      <style:drawing-page-properties draw:fill="gradient" draw:fill-gradient-name="a50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gradient" draw:fill-gradient-name="a6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9">
      <style:drawing-page-properties draw:fill="gradient" draw:fill-gradient-name="a71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1">
      <style:drawing-page-properties draw:fill="gradient" draw:fill-gradient-name="a91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8">
      <style:drawing-page-properties draw:fill="gradient" draw:fill-gradient-name="a6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4">
      <style:drawing-page-properties draw:fill="gradient" draw:fill-gradient-name="a88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3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gradient" draw:fill-gradient-name="a69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6">
      <style:drawing-page-properties draw:fill="gradient" draw:fill-gradient-name="a92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gradient" draw:fill-gradient-name="a5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3">
      <style:drawing-page-properties draw:fill="gradient" draw:fill-gradient-name="a7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1">
      <style:drawing-page-properties draw:fill="gradient" draw:fill-gradient-name="a9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9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1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438" draw:master-page-name="Master1-Layout1-title-Title-Slide" presentation:presentation-page-layout-name="Master1-PPL1" draw:id="Slide-256">
        <draw:frame draw:id="id112" presentation:style-name="a441" draw:name="Title 1" svg:x="1.23404in" svg:y="1.03446in" svg:width="9.44562in" svg:height="2.86369in" presentation:class="title" presentation:placeholder="false">
          <draw:text-box>
            <text:p text:style-name="a440" text:class-names="" text:cond-style-name=""><text:span text:style-name="a439" text:class-names="">BASIC SQL</text:span></text:p>
          </draw:text-box>
          <svg:title/>
          <svg:desc/>
        </draw:frame>
        <draw:frame draw:id="id113" presentation:style-name="a442" draw:name="Subtitle 2" svg:x="1.23404in" svg:y="3.89815in" svg:width="9.44562in" svg:height="1.17136in" presentation:class="subtitle" presentation:placeholder="true">
          <draw:text-box/>
          <svg:title/>
          <svg:desc/>
        </draw:frame>
      </draw:page>
      <draw:page draw:name="Slide2" draw:style-name="a444" draw:master-page-name="Master1-Layout2-obj-Title-and-Content" presentation:presentation-page-layout-name="Master1-PPL2" draw:id="Slide-257">
        <draw:frame draw:id="id114" presentation:style-name="a447" draw:name="Title 1" svg:x="1.23608in" svg:y="1.04257in" svg:width="10.50227in" svg:height="1.14746in" presentation:class="title" presentation:placeholder="false">
          <draw:text-box>
            <text:p text:style-name="a446" text:class-names="" text:cond-style-name=""><text:span text:style-name="a445" text:class-names="">SQL</text:span></text:p>
          </draw:text-box>
          <svg:title/>
          <svg:desc/>
        </draw:frame>
        <draw:frame draw:id="id115" presentation:style-name="a463" draw:name="Content Placeholder 2" svg:x="1.23608in" svg:y="2.37508in" svg:width="10.50227in" svg:height="3.60299in" presentation:class="outline" presentation:placeholder="false">
          <draw:text-box>
            <text:list text:style-name="a450">
              <text:list-item>
                <text:p text:style-name="a449" text:class-names="" text:cond-style-name=""><text:span text:style-name="a448" text:class-names="">Structured Query Language</text:span></text:p>
              </text:list-item>
            </text:list>
            <text:list text:style-name="a453">
              <text:list-item>
                <text:list text:style-name="a453">
                  <text:list-item>
                    <text:p text:style-name="a452" text:class-names="" text:cond-style-name=""><text:span text:style-name="a451" text:class-names="">Declarative Language<text:s text:c="1"/></text:span></text:p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Access / perform operations on many records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7" text:class-names="">User expresses the results they would like returned, not the steps needed to perform the action</text:span></text:p>
                  </text:list-item>
                </text:list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Various SQL dialects</text:span></text:p>
              </text:list-item>
            </text:list>
          </draw:text-box>
          <svg:title/>
          <svg:desc/>
        </draw:frame>
      </draw:page>
      <draw:page draw:name="Slide7" draw:style-name="a465" draw:master-page-name="Master1-Layout2-obj-Title-and-Content" presentation:presentation-page-layout-name="Master1-PPL2" draw:id="Slide-262">
        <draw:frame draw:id="id116" presentation:style-name="a468" draw:name="Title 1" svg:x="1.23608in" svg:y="1.04257in" svg:width="10.50227in" svg:height="1.14746in" presentation:class="title" presentation:placeholder="false">
          <draw:text-box>
            <text:p text:style-name="a467" text:class-names="" text:cond-style-name=""><text:span text:style-name="a466" text:class-names="">SQL</text:span></text:p>
          </draw:text-box>
          <svg:title/>
          <svg:desc/>
        </draw:frame>
        <draw:frame draw:id="id117" presentation:style-name="a506" draw:name="Content Placeholder 2" svg:x="1.23608in" svg:y="2.37508in" svg:width="10.50227in" svg:height="3.60299in" presentation:class="outline" presentation:placeholder="false">
          <draw:text-box>
            <text:list text:style-name="a479">
              <text:list-item>
                <text:p text:style-name="a478" text:class-names="" text:cond-style-name=""><text:span text:style-name="a469" text:class-names="">Code is NOT case sensitive <text:s text:c="1"/></text:span><text:span text:style-name="a470" text:class-names="">(SELEC</text:span><text:span text:style-name="a471" text:class-names="">T</text:span><text:span text:style-name="a472" text:class-names=""><text:s text:c="1"/></text:span><text:span text:style-name="a473" text:class-names="">==<text:s text:c="1"/></text:span><text:span text:style-name="a474" text:class-names="">selec</text:span><text:span text:style-name="a475" text:class-names="">t</text:span><text:span text:style-name="a476" text:class-names="">)</text:span><text:span text:style-name="a477" text:class-names=""/></text:p>
              </text:list-item>
            </text:list>
            <text:list text:style-name="a483">
              <text:list-item>
                <text:p text:style-name="a482" text:class-names="" text:cond-style-name=""><text:span text:style-name="a480" text:class-names="">Text / string = single quotes =<text:s text:c="1"/></text:span><text:span text:style-name="a481" text:class-names="">‘’</text:span></text:p>
              </text:list-item>
            </text:list>
            <text:list text:style-name="a487">
              <text:list-item>
                <text:p text:style-name="a486" text:class-names="" text:cond-style-name=""><text:span text:style-name="a484" text:class-names="">Field name = double quotes =<text:s text:c="1"/></text:span><text:span text:style-name="a485" text:class-names="">“”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Comments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/*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This is a block of comments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*/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-- This is an inline comment</text:span></text:p>
              </text:list-item>
            </text:list>
          </draw:text-box>
          <svg:title/>
          <svg:desc/>
        </draw:frame>
      </draw:page>
      <draw:page draw:name="Slide20" draw:style-name="a508" draw:master-page-name="Master1-Layout2-obj-Title-and-Content" presentation:presentation-page-layout-name="Master1-PPL2" draw:id="Slide-275">
        <draw:frame draw:id="id118" presentation:style-name="a511" draw:name="Title 1" svg:x="1.23608in" svg:y="1.04257in" svg:width="10.50227in" svg:height="1.14746in" presentation:class="title" presentation:placeholder="false">
          <draw:text-box>
            <text:p text:style-name="a510" text:class-names="" text:cond-style-name=""><text:span text:style-name="a509" text:class-names="">SQL</text:span></text:p>
          </draw:text-box>
          <svg:title/>
          <svg:desc/>
        </draw:frame>
        <draw:frame draw:id="id119" presentation:style-name="a530" draw:name="Content Placeholder 2" svg:x="1.23608in" svg:y="2.37508in" svg:width="10.50227in" svg:height="3.60299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SELECT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INSERT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UPDATE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DELETE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CREATE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DROP</text:span></text:p>
              </text:list-item>
            </text:list>
          </draw:text-box>
          <svg:title/>
          <svg:desc/>
        </draw:frame>
      </draw:page>
      <draw:page draw:name="Slide19" draw:style-name="a532" draw:master-page-name="Master1-Layout2-obj-Title-and-Content" presentation:presentation-page-layout-name="Master1-PPL2" draw:id="Slide-274">
        <draw:frame draw:id="id120" presentation:style-name="a535" draw:name="Title 1" svg:x="1.23608in" svg:y="1.04257in" svg:width="10.50227in" svg:height="1.14746in" presentation:class="title" presentation:placeholder="false">
          <draw:text-box>
            <text:p text:style-name="a534" text:class-names="" text:cond-style-name=""><text:span text:style-name="a533" text:class-names="">Additional SQL Resources</text:span></text:p>
          </draw:text-box>
          <svg:title/>
          <svg:desc/>
        </draw:frame>
        <draw:frame draw:id="id121" presentation:style-name="a550" draw:name="Content Placeholder 2" svg:x="1.23608in" svg:y="2.37508in" svg:width="10.50227in" svg:height="3.60299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6" text:class-names=""><text:a xlink:href="https://www.tutorialspoint.com/sql/" text:style-name="" text:visited-style-name="">https://www.tutorialspoint.com/sql/</text:a></text:span><text:span text:style-name="a537" text:class-names=""/></text:p>
              </text:list-item>
            </text:list>
            <text:list text:style-name="a543">
              <text:list-item>
                <text:p text:style-name="a542" text:class-names="" text:cond-style-name=""><text:span text:style-name="a540" text:class-names=""><text:a xlink:href="https://www.codecademy.com/learn/learn-sql" text:style-name="" text:visited-style-name="">https://www.codecademy.com/learn/learn-sql</text:a></text:span><text:span text:style-name="a541" text:class-names=""/></text:p>
              </text:list-item>
            </text:list>
            <text:list text:style-name="a546">
              <text:list-item>
                <text:list text:style-name="a546">
                  <text:list-item>
                    <text:p text:style-name="a545" text:class-names="" text:cond-style-name=""><text:span text:style-name="a544" text:class-names="">Interactive</text:span></text:p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p text:style-name="a548" text:class-names="" text:cond-style-name=""><text:span text:style-name="a547" text:class-names="">Badge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552" draw:master-page-name="Master1-Layout3-secHead-Section-Header" presentation:presentation-page-layout-name="Master1-PPL3" draw:id="Slide-265">
        <draw:frame draw:id="id122" presentation:style-name="a556" draw:name="Title 3" svg:x="1.23487in" svg:y="1.92053in" svg:width="9.42592in" svg:height="2.24198in" presentation:class="title" presentation:placeholder="false">
          <draw:text-box>
            <text:p text:style-name="a555" text:class-names="" text:cond-style-name=""><text:span text:style-name="a553" text:class-names="">The Table</text:span><text:span text:style-name="a554" text:class-names=""/></text:p>
          </draw:text-box>
          <svg:title/>
          <svg:desc/>
        </draw:frame>
        <draw:frame draw:id="id123" presentation:style-name="a557" draw:name="Text Placeholder 4" svg:x="1.23487in" svg:y="4.16251in" svg:width="9.42592in" svg:height="1.10775in" presentation:class="outline" presentation:placeholder="true">
          <draw:text-box/>
          <svg:title/>
          <svg:desc/>
        </draw:frame>
      </draw:page>
      <draw:page draw:name="Slide8" draw:style-name="a559" draw:master-page-name="Master1-Layout2-obj-Title-and-Content" presentation:presentation-page-layout-name="Master1-PPL2" draw:id="Slide-263">
        <draw:frame draw:id="id124" presentation:style-name="a562" draw:name="Title 1" svg:x="1.23608in" svg:y="1.04257in" svg:width="10.50227in" svg:height="1.14746in" presentation:class="title" presentation:placeholder="false">
          <draw:text-box>
            <text:p text:style-name="a561" text:class-names="" text:cond-style-name=""><text:span text:style-name="a560" text:class-names="">PSQL – Naming Columns</text:span></text:p>
          </draw:text-box>
          <svg:title/>
          <svg:desc/>
        </draw:frame>
        <draw:frame draw:id="id125" presentation:style-name="a569" draw:name="Content Placeholder 2" svg:x="1.23608in" svg:y="2.37508in" svg:width="10.50227in" svg:height="3.60299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PSQL has many reserved words, when creating tables choose names that do not conflict with these.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https://www.postgresql.org/docs/9.6/static/sql-keywords-appendix.html</text:span></text:p>
              </text:list-item>
            </text:list>
          </draw:text-box>
          <svg:title/>
          <svg:desc/>
        </draw:frame>
      </draw:page>
      <draw:page draw:name="Slide9" draw:style-name="a571" draw:master-page-name="Master1-Layout2-obj-Title-and-Content" presentation:presentation-page-layout-name="Master1-PPL2" draw:id="Slide-264">
        <draw:frame draw:id="id126" presentation:style-name="a574" draw:name="Title 1" svg:x="1.23608in" svg:y="1.04257in" svg:width="10.50227in" svg:height="1.14746in" presentation:class="title" presentation:placeholder="false">
          <draw:text-box>
            <text:p text:style-name="a573" text:class-names="" text:cond-style-name=""><text:span text:style-name="a572" text:class-names="">PSQL – Naming Columns</text:span></text:p>
          </draw:text-box>
          <svg:title/>
          <svg:desc/>
        </draw:frame>
        <draw:frame draw:id="id127" presentation:style-name="a596" draw:name="Content Placeholder 2" svg:x="1.23608in" svg:y="2.37508in" svg:width="10.50227in" svg:height="3.60299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Ensure the name is unique and does not exist as a reserved keyword.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Keep the length to a maximum of 30 bytes—in practice this is 30 characters unless you are using multi-byte character set.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Names must begin with a letter and may not end with an underscore.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Only use letters, numbers and underscores in names.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Avoid the use of multiple consecutive underscores—these can be hard to read.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Use underscores where you would naturally include a space in the name (first name becomes first_name).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Avoid abbreviations and if you have to use them make sure they are commonly understood.</text:span></text:p>
              </text:list-item>
            </text:list>
          </draw:text-box>
          <svg:title/>
          <svg:desc/>
        </draw:frame>
      </draw:page>
      <draw:page draw:name="Slide21" draw:style-name="a598" draw:master-page-name="Master1-Layout2-obj-Title-and-Content" presentation:presentation-page-layout-name="Master1-PPL2" draw:id="Slide-276">
        <draw:frame draw:id="id128" presentation:style-name="a601" draw:name="Title 3" svg:x="1.23608in" svg:y="1.04257in" svg:width="10.50227in" svg:height="1.14746in" presentation:class="title" presentation:placeholder="false">
          <draw:text-box>
            <text:p text:style-name="a600" text:class-names="" text:cond-style-name=""><text:span text:style-name="a599" text:class-names="">CREATE A TABLE</text:span></text:p>
          </draw:text-box>
          <svg:title/>
          <svg:desc/>
        </draw:frame>
        <draw:frame draw:id="id129" presentation:style-name="a617" draw:name="Content Placeholder 5" svg:x="1.23608in" svg:y="2.37508in" svg:width="10.50227in" svg:height="3.60299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CREATE [ [ GLOBAL | LOCAL ] { TEMPORARY | TEMP } | UNLOGGED ] TABLE [ IF NOT EXISTS ] table_name ( [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2"/>{ column_name data_type [ COLLATE collation ] [ column_constraint [ ... ] ]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4"/>| table_constraint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4"/>| LIKE source_table [ like_option ... ] }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4"/>[, ... ]</text:span></text:p>
              </text:list-item>
            </text:list>
          </draw:text-box>
          <svg:title/>
          <svg:desc/>
        </draw:frame>
      </draw:page>
      <draw:page draw:name="Slide22" draw:style-name="a619" draw:master-page-name="Master1-Layout2-obj-Title-and-Content" presentation:presentation-page-layout-name="Master1-PPL2" draw:id="Slide-277">
        <draw:frame draw:id="id130" presentation:style-name="a622" draw:name="Title 3" svg:x="1.23608in" svg:y="1.04257in" svg:width="10.50227in" svg:height="1.14746in" presentation:class="title" presentation:placeholder="false">
          <draw:text-box>
            <text:p text:style-name="a621" text:class-names="" text:cond-style-name=""><text:span text:style-name="a620" text:class-names="">CREATE Statement</text:span></text:p>
          </draw:text-box>
          <svg:title/>
          <svg:desc/>
        </draw:frame>
        <draw:frame draw:id="id131" presentation:style-name="a629" draw:name="Content Placeholder 4" svg:x="1.23608in" svg:y="2.37508in" svg:width="10.50227in" svg:height="3.60299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CREATE TABLE family (family_id integer, first_name text, last_name text, age integer);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23" draw:style-name="a631" draw:master-page-name="Master1-Layout2-obj-Title-and-Content" presentation:presentation-page-layout-name="Master1-PPL2" draw:id="Slide-278">
        <draw:frame draw:id="id132" presentation:style-name="a634" draw:name="Title 1" svg:x="1.23608in" svg:y="1.04257in" svg:width="10.50227in" svg:height="1.14746in" presentation:class="title" presentation:placeholder="false">
          <draw:text-box>
            <text:p text:style-name="a633" text:class-names="" text:cond-style-name=""><text:span text:style-name="a632" text:class-names="">INSERT Statement</text:span></text:p>
          </draw:text-box>
          <svg:title/>
          <svg:desc/>
        </draw:frame>
        <draw:frame draw:id="id133" presentation:style-name="a647" draw:name="Content Placeholder 2" svg:x="1.23608in" svg:y="2.37508in" svg:width="10.50227in" svg:height="3.60299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INSERT INTO table_name [ AS alias ] [ ( column_name [, ...] ) ]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4"/>{ DEFAULT VALUES | VALUES ( { expression | DEFAULT } [, ...] ) [, ...] | query }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4"/>[ ON CONFLICT [ conflict_target ] conflict_action ]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4"/>[ RETURNING * | output_expression [ [ AS ] output_name ] [, ...] ]</text:span></text:p>
              </text:list-item>
            </text:list>
          </draw:text-box>
          <svg:title/>
          <svg:desc/>
        </draw:frame>
      </draw:page>
      <draw:page draw:name="Slide25" draw:style-name="a649" draw:master-page-name="Master1-Layout2-obj-Title-and-Content" presentation:presentation-page-layout-name="Master1-PPL2" draw:id="Slide-280">
        <draw:frame draw:id="id134" presentation:style-name="a652" draw:name="Title 1" svg:x="1.23608in" svg:y="1.04257in" svg:width="10.50227in" svg:height="1.14746in" presentation:class="title" presentation:placeholder="false">
          <draw:text-box>
            <text:p text:style-name="a651" text:class-names="" text:cond-style-name=""><text:span text:style-name="a650" text:class-names="">INSERT Statement</text:span></text:p>
          </draw:text-box>
          <svg:title/>
          <svg:desc/>
        </draw:frame>
        <draw:frame draw:id="id135" presentation:style-name="a659" draw:name="Content Placeholder 2" svg:x="1.23608in" svg:y="2.37508in" svg:width="10.50227in" svg:height="3.60299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INSERT INTO family (family_id, first_name, last_name, age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VALUES (1, 'David', 'Haynes', 37);</text:span></text:p>
              </text:list-item>
            </text:list>
          </draw:text-box>
          <svg:title/>
          <svg:desc/>
        </draw:frame>
      </draw:page>
      <draw:page draw:name="Slide26" draw:style-name="a661" draw:master-page-name="Master1-Layout2-obj-Title-and-Content" presentation:presentation-page-layout-name="Master1-PPL2" draw:id="Slide-281">
        <draw:frame draw:id="id136" presentation:style-name="a664" draw:name="Title 1" svg:x="1.23608in" svg:y="1.04257in" svg:width="10.50227in" svg:height="1.14746in" presentation:class="title" presentation:placeholder="false">
          <draw:text-box>
            <text:p text:style-name="a663" text:class-names="" text:cond-style-name=""><text:span text:style-name="a662" text:class-names="">INSERT Statement</text:span></text:p>
          </draw:text-box>
          <svg:title/>
          <svg:desc/>
        </draw:frame>
        <draw:frame draw:id="id137" presentation:style-name="a677" draw:name="Content Placeholder 2" svg:x="1.23608in" svg:y="2.37508in" svg:width="10.50227in" svg:height="3.60299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INSERT INTO family (family_id, first_name, last_name, age) VALUES (2, 'David', 'Haynes', 6),(3, 'Olivia', 'Haynes', 4);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--Use a comma to separate multiple inserts. Each record is enclosed by parentheses.</text:span></text:p>
              </text:list-item>
            </text:list>
          </draw:text-box>
          <svg:title/>
          <svg:desc/>
        </draw:frame>
      </draw:page>
      <draw:page draw:name="Slide27" draw:style-name="a679" draw:master-page-name="Master1-Layout2-obj-Title-and-Content" presentation:presentation-page-layout-name="Master1-PPL2" draw:id="Slide-282">
        <draw:frame draw:id="id138" presentation:style-name="a682" draw:name="Title 1" svg:x="1.23608in" svg:y="1.04257in" svg:width="10.50227in" svg:height="1.14746in" presentation:class="title" presentation:placeholder="false">
          <draw:text-box>
            <text:p text:style-name="a681" text:class-names="" text:cond-style-name=""><text:span text:style-name="a680" text:class-names="">CODE IT</text:span></text:p>
          </draw:text-box>
          <svg:title/>
          <svg:desc/>
        </draw:frame>
        <draw:frame draw:id="id139" presentation:style-name="a686" draw:name="Content Placeholder 2" svg:x="1.23608in" svg:y="2.37508in" svg:width="10.50227in" svg:height="3.60299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INSERT INTO family (family_id, first_name, last_name, age) VALUES (4, 888, 'Haynes', '0');</text:span></text:p>
              </text:list-item>
            </text:list>
          </draw:text-box>
          <svg:title/>
          <svg:desc/>
        </draw:frame>
      </draw:page>
      <draw:page draw:name="Slide33" draw:style-name="a688" draw:master-page-name="Master1-Layout3-secHead-Section-Header" presentation:presentation-page-layout-name="Master1-PPL3" draw:id="Slide-288">
        <draw:frame draw:id="id140" presentation:style-name="a692" draw:name="Title 3" svg:x="1.23487in" svg:y="1.92053in" svg:width="9.42592in" svg:height="2.24198in" presentation:class="title" presentation:placeholder="false">
          <draw:text-box>
            <text:p text:style-name="a691" text:class-names="" text:cond-style-name=""><text:span text:style-name="a689" text:class-names="">It all begins with SELECT</text:span><text:span text:style-name="a690" text:class-names=""/></text:p>
          </draw:text-box>
          <svg:title/>
          <svg:desc/>
        </draw:frame>
        <draw:frame draw:id="id141" presentation:style-name="a693" draw:name="Text Placeholder 4" svg:x="1.23487in" svg:y="4.16251in" svg:width="9.42592in" svg:height="1.10775in" presentation:class="outline" presentation:placeholder="true">
          <draw:text-box/>
          <svg:title/>
          <svg:desc/>
        </draw:frame>
      </draw:page>
      <draw:page draw:name="Slide11" draw:style-name="a695" draw:master-page-name="Master1-Layout2-obj-Title-and-Content" presentation:presentation-page-layout-name="Master1-PPL2" draw:id="Slide-266">
        <draw:frame draw:id="id142" presentation:style-name="a698" draw:name="Title 3" svg:x="1.23608in" svg:y="1.04257in" svg:width="10.50227in" svg:height="1.14746in" presentation:class="title" presentation:placeholder="false">
          <draw:text-box>
            <text:p text:style-name="a697" text:class-names="" text:cond-style-name=""><text:span text:style-name="a696" text:class-names="">Query Syntax</text:span></text:p>
          </draw:text-box>
          <svg:title/>
          <svg:desc/>
        </draw:frame>
        <draw:frame draw:id="id143" presentation:style-name="a717" draw:name="Content Placeholder 4" svg:x="1.23608in" svg:y="2.37508in" svg:width="10.50227in" svg:height="3.60299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Uppercase for Reserved keywords (e.g., SELECT, <text:s text:c="1"/>FROM, <text:s text:c="1"/>WHERE)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End each statement with a semicolon;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Statement should be on multiple lines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SELECT total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FROM mn_census_2000;</text:span></text:p>
              </text:list-item>
            </text:list>
          </draw:text-box>
          <svg:title/>
          <svg:desc/>
        </draw:frame>
      </draw:page>
      <draw:page draw:name="Slide3" draw:style-name="a719" draw:master-page-name="Master1-Layout2-obj-Title-and-Content" presentation:presentation-page-layout-name="Master1-PPL2" draw:id="Slide-258">
        <draw:frame draw:id="id144" presentation:style-name="a722" draw:name="Title 1" svg:x="1.23608in" svg:y="1.04257in" svg:width="10.50227in" svg:height="1.14746in" presentation:class="title" presentation:placeholder="false">
          <draw:text-box>
            <text:p text:style-name="a721" text:class-names="" text:cond-style-name=""><text:span text:style-name="a720" text:class-names="">SQL</text:span></text:p>
          </draw:text-box>
          <svg:title/>
          <svg:desc/>
        </draw:frame>
        <draw:frame draw:id="id145" presentation:style-name="a741" draw:name="Content Placeholder 2" svg:x="1.23608in" svg:y="2.37508in" svg:width="10.50227in" svg:height="3.60299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Select – What are the columns that you want returned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Columns names must be accurate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Separate columns with comma “,”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SELECT *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SELECT 1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5" draw:style-name="a743" draw:master-page-name="Master1-Layout2-obj-Title-and-Content" presentation:presentation-page-layout-name="Master1-PPL2" draw:id="Slide-260">
        <draw:frame draw:id="id146" presentation:style-name="a746" draw:name="Title 1" svg:x="1.23608in" svg:y="1.04257in" svg:width="10.50227in" svg:height="1.14746in" presentation:class="title" presentation:placeholder="false">
          <draw:text-box>
            <text:p text:style-name="a745" text:class-names="" text:cond-style-name=""><text:span text:style-name="a744" text:class-names="">SQL - FROM</text:span></text:p>
          </draw:text-box>
          <svg:title/>
          <svg:desc/>
        </draw:frame>
        <draw:frame draw:id="id147" presentation:style-name="a759" draw:name="Content Placeholder 2" svg:x="1.23608in" svg:y="2.37508in" svg:width="10.50227in" svg:height="3.60299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Tables or Data Sources that you would like to perform operations on.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If multiple data sources are listed, the result is the cross-join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SELECT total from XXX</text:span></text:p>
              </text:list-item>
            </text:list>
          </draw:text-box>
          <svg:title/>
          <svg:desc/>
        </draw:frame>
      </draw:page>
      <draw:page draw:name="Slide4" draw:style-name="a761" draw:master-page-name="Master1-Layout2-obj-Title-and-Content" presentation:presentation-page-layout-name="Master1-PPL2" draw:id="Slide-259">
        <draw:frame draw:id="id148" presentation:style-name="a764" draw:name="Title 1" svg:x="1.23608in" svg:y="1.04257in" svg:width="10.50227in" svg:height="1.14746in" presentation:class="title" presentation:placeholder="false">
          <draw:text-box>
            <text:p text:style-name="a763" text:class-names="" text:cond-style-name=""><text:span text:style-name="a762" text:class-names="">Code It<text:s text:c="1"/></text:span></text:p>
          </draw:text-box>
          <svg:title/>
          <svg:desc/>
        </draw:frame>
        <draw:frame draw:id="id149" presentation:style-name="a774" draw:name="Content Placeholder 2" svg:x="1.23608in" svg:y="2.37508in" svg:width="10.50227in" svg:height="3.60299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SELECT male_under_5_years, Female_under_5_years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FROM mn_census_tracts_2000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</draw:page>
      <draw:page draw:name="Slide6" draw:style-name="a776" draw:master-page-name="Master1-Layout2-obj-Title-and-Content" presentation:presentation-page-layout-name="Master1-PPL2" draw:id="Slide-261">
        <draw:frame draw:id="id150" presentation:style-name="a779" draw:name="Title 1" svg:x="1.23608in" svg:y="1.04257in" svg:width="10.50227in" svg:height="1.14746in" presentation:class="title" presentation:placeholder="false">
          <draw:text-box>
            <text:p text:style-name="a778" text:class-names="" text:cond-style-name=""><text:span text:style-name="a777" text:class-names="">Advanced Select</text:span></text:p>
          </draw:text-box>
          <svg:title/>
          <svg:desc/>
        </draw:frame>
        <draw:frame draw:id="id151" presentation:style-name="a795" draw:name="Content Placeholder 2" svg:x="1.23608in" svg:y="2.37508in" svg:width="10.50227in" svg:height="3.60299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SELECT multiple columns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/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SELECT Male_Under_5_years + Male_5_to_9_years + Male_10_to_14_years + Male_15_to_17_years as men_under_18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FROM mn_census_tracts_2000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/></text:p>
              </text:list-item>
            </text:list>
          </draw:text-box>
          <svg:title/>
          <svg:desc/>
        </draw:frame>
      </draw:page>
      <draw:page draw:name="Slide14" draw:style-name="a797" draw:master-page-name="Master1-Layout2-obj-Title-and-Content" presentation:presentation-page-layout-name="Master1-PPL2" draw:id="Slide-269">
        <draw:frame draw:id="id152" presentation:style-name="a800" draw:name="Title 1" svg:x="1.23608in" svg:y="1.04257in" svg:width="10.50227in" svg:height="1.14746in" presentation:class="title" presentation:placeholder="false">
          <draw:text-box>
            <text:p text:style-name="a799" text:class-names="" text:cond-style-name=""><text:span text:style-name="a798" text:class-names="">SQL – Filter (Where)</text:span></text:p>
          </draw:text-box>
          <svg:title/>
          <svg:desc/>
        </draw:frame>
        <draw:frame draw:id="id153" presentation:style-name="a810" draw:name="Content Placeholder 2" svg:x="1.23608in" svg:y="2.37508in" svg:width="10.50227in" svg:height="3.60299in" presentation:class="outline" presentation:placeholder="false">
          <draw:text-box>
            <text:list text:style-name="a803">
              <text:list-item>
                <text:p text:style-name="a802" text:class-names="" text:cond-style-name=""><text:span text:style-name="a801" text:class-names="">SELECT county_name, Male_Under_5_years + Male_5_to_9_years + Male_10_to_14_years + Male_15_to_17_years as men_under_18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FROM mn_census_tracts_2000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WHERE county_name = 'Anoka'</text:span></text:p>
              </text:list-item>
            </text:list>
          </draw:text-box>
          <svg:title/>
          <svg:desc/>
        </draw:frame>
      </draw:page>
      <draw:page draw:name="Slide18" draw:style-name="a812" draw:master-page-name="Master1-Layout2-obj-Title-and-Content" presentation:presentation-page-layout-name="Master1-PPL2" draw:id="Slide-273">
        <draw:frame draw:id="id154" presentation:style-name="a815" draw:name="Title 1" svg:x="1.23608in" svg:y="1.04257in" svg:width="10.50227in" svg:height="1.14746in" presentation:class="title" presentation:placeholder="false">
          <draw:text-box>
            <text:p text:style-name="a814" text:class-names="" text:cond-style-name=""><text:span text:style-name="a813" text:class-names="">SQL – Filter (2.0)<text:line-break/></text:span></text:p>
          </draw:text-box>
          <svg:title/>
          <svg:desc/>
        </draw:frame>
        <draw:frame draw:id="id155" presentation:style-name="a831" draw:name="Content Placeholder 2" svg:x="1.23608in" svg:y="2.37508in" svg:width="10.50227in" svg:height="3.60299in" presentation:class="outline" presentation:placeholder="false">
          <draw:text-box>
            <text:list text:style-name="a818">
              <text:list-item>
                <text:p text:style-name="a817" text:class-names="" text:cond-style-name=""><text:span text:style-name="a816" text:class-names="">BETWEEN ( Inclusive X &gt;= AND &lt;= Y )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SELECT county_name, Male_Under_5_years + Male_5_to_9_years + Male_10_to_14_years + Male_15_to_17_years as men_under_18, Male_5_to_9_years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FROM mn_census_tracts_2000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WHERE male_5_to_9_years Between 100 and 200</text:span></text:p>
              </text:list-item>
            </text:list>
          </draw:text-box>
          <svg:title/>
          <svg:desc/>
        </draw:frame>
      </draw:page>
      <draw:page draw:name="Slide12" draw:style-name="a833" draw:master-page-name="Master1-Layout2-obj-Title-and-Content" presentation:presentation-page-layout-name="Master1-PPL2" draw:id="Slide-267">
        <draw:frame draw:id="id156" presentation:style-name="a836" draw:name="Title 1" svg:x="1.23608in" svg:y="1.04257in" svg:width="10.50227in" svg:height="1.14746in" presentation:class="title" presentation:placeholder="false">
          <draw:text-box>
            <text:p text:style-name="a835" text:class-names="" text:cond-style-name=""><text:span text:style-name="a834" text:class-names="">SQL - Aggregations</text:span></text:p>
          </draw:text-box>
          <svg:title/>
          <svg:desc/>
        </draw:frame>
        <draw:frame draw:id="id157" presentation:style-name="a843" draw:name="Content Placeholder 2" svg:x="1.23608in" svg:y="2.37508in" svg:width="10.50227in" svg:height="3.60299in" presentation:class="outline" presentation:placeholder="false">
          <draw:text-box>
            <text:list text:style-name="a839">
              <text:list-item>
                <text:p text:style-name="a838" text:class-names="" text:cond-style-name=""><text:span text:style-name="a837" text:class-names="">The GROUP BY clause allows for calculations to be performed over a common attribute.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When the GROUP BY clause is used only the grouping field can be specified in the SELECT. <text:s text:c="1"/>All additional fields, must be an aggregate</text:span></text:p>
              </text:list-item>
            </text:list>
          </draw:text-box>
          <svg:title/>
          <svg:desc/>
        </draw:frame>
      </draw:page>
      <draw:page draw:name="Slide28" draw:style-name="a845" draw:master-page-name="Master1-Layout2-obj-Title-and-Content" presentation:presentation-page-layout-name="Master1-PPL2" draw:id="Slide-283">
        <draw:frame draw:id="id158" presentation:style-name="a848" draw:name="Title 1" svg:x="1.23608in" svg:y="1.04257in" svg:width="10.50227in" svg:height="1.14746in" presentation:class="title" presentation:placeholder="false">
          <draw:text-box>
            <text:p text:style-name="a847" text:class-names="" text:cond-style-name=""><text:span text:style-name="a846" text:class-names="">SQL Aggregations</text:span></text:p>
          </draw:text-box>
          <svg:title/>
          <svg:desc/>
        </draw:frame>
        <draw:frame draw:id="id159" presentation:style-name="a858" draw:name="Content Placeholder 2" svg:x="1.23608in" svg:y="2.37508in" svg:width="10.50227in" svg:height="3.60299in" presentation:class="outline" presentation:placeholder="false">
          <draw:text-box>
            <text:list text:style-name="a851">
              <text:list-item>
                <text:p text:style-name="a850" text:class-names="" text:cond-style-name=""><text:span text:style-name="a849" text:class-names="">SELECT county_name, sum(Male_Under_5_years + Male_5_to_9_years + Male_10_to_14_years + Male_15_to_17_years) as men_under_18, sum(Male_5_to_9_years) as male_5_9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FROM mn_census_tracts_2000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GROUP BY county_name</text:span></text:p>
              </text:list-item>
            </text:list>
          </draw:text-box>
          <svg:title/>
          <svg:desc/>
        </draw:frame>
      </draw:page>
      <draw:page draw:name="Slide29" draw:style-name="a860" draw:master-page-name="Master1-Layout2-obj-Title-and-Content" presentation:presentation-page-layout-name="Master1-PPL2" draw:id="Slide-284">
        <draw:frame draw:id="id160" presentation:style-name="a863" draw:name="Title 1" svg:x="1.23608in" svg:y="1.04257in" svg:width="10.50227in" svg:height="1.14746in" presentation:class="title" presentation:placeholder="false">
          <draw:text-box>
            <text:p text:style-name="a862" text:class-names="" text:cond-style-name=""><text:span text:style-name="a861" text:class-names="">PSQL Aggregations</text:span></text:p>
          </draw:text-box>
          <svg:title/>
          <svg:desc/>
        </draw:frame>
        <draw:frame draw:id="id161" presentation:style-name="a882" draw:name="Content Placeholder 2" svg:x="1.23608in" svg:y="2.37508in" svg:width="10.50227in" svg:height="3.60299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4" text:class-names="">Avg()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Count()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Min()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Max()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String_agg()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Array_agg()</text:span></text:p>
              </text:list-item>
            </text:list>
          </draw:text-box>
          <svg:title/>
          <svg:desc/>
        </draw:frame>
      </draw:page>
      <draw:page draw:name="Slide13" draw:style-name="a884" draw:master-page-name="Master1-Layout2-obj-Title-and-Content" presentation:presentation-page-layout-name="Master1-PPL2" draw:id="Slide-268">
        <draw:frame draw:id="id162" presentation:style-name="a887" draw:name="Title 1" svg:x="1.23608in" svg:y="1.04257in" svg:width="10.50227in" svg:height="1.14746in" presentation:class="title" presentation:placeholder="false">
          <draw:text-box>
            <text:p text:style-name="a886" text:class-names="" text:cond-style-name=""><text:span text:style-name="a885" text:class-names="">SQL – Pattern Matching</text:span></text:p>
          </draw:text-box>
          <svg:title/>
          <svg:desc/>
        </draw:frame>
        <draw:frame draw:id="id163" presentation:style-name="a909" draw:name="Content Placeholder 2" svg:x="1.23608in" svg:y="2.37508in" svg:width="10.50227in" svg:height="3.60299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LIKE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There are two wildcards used in conjunction with the LIKE operator −</text:span></text:p>
              </text:list-item>
            </text:list>
            <text:list text:style-name="a896">
              <text:list-item>
                <text:list text:style-name="a896">
                  <text:list-item>
                    <text:p text:style-name="a895" text:class-names="" text:cond-style-name=""><text:span text:style-name="a894" text:class-names="">The percent sign “%”</text:span></text:p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p text:style-name="a898" text:class-names="" text:cond-style-name=""><text:span text:style-name="a897" text:class-names="">The underscore “_”</text:span></text:p>
                  </text:list-item>
                </text:list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The percent sign represents zero, one, or multiple numbers or characters.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The underscore represents a single number or character.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<text:s text:c="1"/>These symbols can be used in combinations.</text:span></text:p>
              </text:list-item>
            </text:list>
          </draw:text-box>
          <svg:title/>
          <svg:desc/>
        </draw:frame>
      </draw:page>
      <draw:page draw:name="Slide16" draw:style-name="a911" draw:master-page-name="Master1-Layout2-obj-Title-and-Content" presentation:presentation-page-layout-name="Master1-PPL2" draw:id="Slide-271">
        <draw:frame draw:id="id164" presentation:style-name="a914" draw:name="Title 1" svg:x="1.23608in" svg:y="1.04257in" svg:width="10.50227in" svg:height="1.14746in" presentation:class="title" presentation:placeholder="false">
          <draw:text-box>
            <text:p text:style-name="a913" text:class-names="" text:cond-style-name=""><text:span text:style-name="a912" text:class-names="">SQL – Pattern Matching</text:span></text:p>
          </draw:text-box>
          <svg:title/>
          <svg:desc/>
        </draw:frame>
        <draw:frame draw:id="id165" presentation:style-name="a924" draw:name="Content Placeholder 2" svg:x="1.23608in" svg:y="2.37508in" svg:width="10.50227in" svg:height="3.60299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5" text:class-names="">SELECT county_name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FROM mn_census_tracts_2000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WHERE county_name LIKE 'Ai%'</text:span></text:p>
              </text:list-item>
            </text:list>
          </draw:text-box>
          <svg:title/>
          <svg:desc/>
        </draw:frame>
      </draw:page>
      <draw:page draw:name="Slide30" draw:style-name="a926" draw:master-page-name="Master1-Layout2-obj-Title-and-Content" presentation:presentation-page-layout-name="Master1-PPL2" draw:id="Slide-285">
        <draw:frame draw:id="id166" presentation:style-name="a929" draw:name="Title 1" svg:x="1.23608in" svg:y="1.04257in" svg:width="10.50227in" svg:height="1.14746in" presentation:class="title" presentation:placeholder="false">
          <draw:text-box>
            <text:p text:style-name="a928" text:class-names="" text:cond-style-name=""><text:span text:style-name="a927" text:class-names="">SQL – Pattern Matching</text:span></text:p>
          </draw:text-box>
          <svg:title/>
          <svg:desc/>
        </draw:frame>
        <draw:frame draw:id="id167" presentation:style-name="a939" draw:name="Content Placeholder 2" svg:x="1.23608in" svg:y="2.37508in" svg:width="10.50227in" svg:height="3.60299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SELECT county_name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FROM mn_census_tracts_2000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WHERE lower(county_name) LIKE '%lake%'</text:span></text:p>
              </text:list-item>
            </text:list>
          </draw:text-box>
          <svg:title/>
          <svg:desc/>
        </draw:frame>
      </draw:page>
      <draw:page draw:name="Slide15" draw:style-name="a941" draw:master-page-name="Master1-Layout2-obj-Title-and-Content" presentation:presentation-page-layout-name="Master1-PPL2" draw:id="Slide-270">
        <draw:frame draw:id="id168" presentation:style-name="a944" draw:name="Title 1" svg:x="1.23608in" svg:y="1.04257in" svg:width="10.50227in" svg:height="1.14746in" presentation:class="title" presentation:placeholder="false">
          <draw:text-box>
            <text:p text:style-name="a943" text:class-names="" text:cond-style-name=""><text:span text:style-name="a942" text:class-names="">SQL – Result Arrangement</text:span></text:p>
          </draw:text-box>
          <svg:title/>
          <svg:desc/>
        </draw:frame>
        <draw:frame draw:id="id169" presentation:style-name="a966" draw:name="Content Placeholder 2" svg:x="1.23608in" svg:y="2.37508in" svg:width="10.50227in" svg:height="3.60299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ORDER – arrange the result of the records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Order can be ASC or DESC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SELECT county_name, black_alone, white_alone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FROM mn_census_tracts_2000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ORDER BY black_alone desc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/></text:p>
              </text:list-item>
            </text:list>
          </draw:text-box>
          <svg:title/>
          <svg:desc/>
        </draw:frame>
      </draw:page>
      <draw:page draw:name="Slide32" draw:style-name="a968" draw:master-page-name="Master1-Layout2-obj-Title-and-Content" presentation:presentation-page-layout-name="Master1-PPL2" draw:id="Slide-287">
        <draw:frame draw:id="id170" presentation:style-name="a971" draw:name="Title 1" svg:x="1.23608in" svg:y="1.04257in" svg:width="10.50227in" svg:height="1.14746in" presentation:class="title" presentation:placeholder="false">
          <draw:text-box>
            <text:p text:style-name="a970" text:class-names="" text:cond-style-name=""><text:span text:style-name="a969" text:class-names="">SQL – Result Arrangement</text:span></text:p>
          </draw:text-box>
          <svg:title/>
          <svg:desc/>
        </draw:frame>
        <draw:frame draw:id="id171" presentation:style-name="a990" draw:name="Content Placeholder 2" svg:x="1.23608in" svg:y="2.37508in" svg:width="10.50227in" svg:height="3.60299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2" text:class-names="">Limit – Number of the records that you want returned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/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SELECT county_name, black_alone, white_alone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FROM mn_census_tracts_2000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Limit 10;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/></text:p>
              </text:list-item>
            </text:list>
          </draw:text-box>
          <svg:title/>
          <svg:desc/>
        </draw:frame>
      </draw:page>
      <draw:page draw:name="Slide17" draw:style-name="a992" draw:master-page-name="Master1-Layout2-obj-Title-and-Content" presentation:presentation-page-layout-name="Master1-PPL2" draw:id="Slide-272">
        <draw:frame draw:id="id172" presentation:style-name="a995" draw:name="Title 1" svg:x="1.23608in" svg:y="1.04257in" svg:width="10.50227in" svg:height="1.14746in" presentation:class="title" presentation:placeholder="false">
          <draw:text-box>
            <text:p text:style-name="a994" text:class-names="" text:cond-style-name=""><text:span text:style-name="a993" text:class-names="">SQL - Alias</text:span></text:p>
          </draw:text-box>
          <svg:title/>
          <svg:desc/>
        </draw:frame>
        <draw:frame draw:id="id173" presentation:style-name="a1017" draw:name="Content Placeholder 2" svg:x="1.23608in" svg:y="2.37508in" svg:width="10.50227in" svg:height="3.60299in" presentation:class="outline" presentation:placeholder="false">
          <draw:text-box>
            <text:list text:style-name="a999">
              <text:list-item>
                <text:p text:style-name="a998" text:class-names="" text:cond-style-name=""><text:span text:style-name="a996" text:class-names="">Aliasing is a very useful tool in SQL to help reduce the complexity of code.<text:s text:c="1"/></text:span><text:span text:style-name="a997" text:class-names="">The Alias provides the column or table name a new name in the query, but does not actually change the name in the database.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Aliasing can be used to rename columns in a SELECT</text:span></text:p>
              </text:list-item>
            </text:list>
            <text:list text:style-name="a1007">
              <text:list-item>
                <text:list text:style-name="a1007">
                  <text:list-item>
                    <text:p text:style-name="a1006" text:class-names="" text:cond-style-name=""><text:span text:style-name="a1003" text:class-names="">SELECT id as<text:s text:c="1"/></text:span><text:span text:style-name="a1004" text:class-names="">new_id</text:span><text:span text:style-name="a1005" text:class-names=""/></text:p>
                  </text:list-item>
                </text:list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Aliasing can be used in the FROM statement to abbreviate table names</text:span></text:p>
              </text:list-item>
            </text:list>
            <text:list text:style-name="a1013">
              <text:list-item>
                <text:list text:style-name="a1013">
                  <text:list-item>
                    <text:p text:style-name="a1012" text:class-names="" text:cond-style-name=""><text:span text:style-name="a1011" text:class-names="">SELECT t.id<text:s text:c="1"/></text:span></text:p>
                  </text:list-item>
                </text:list>
              </text:list-item>
            </text:list>
            <text:list text:style-name="a1016">
              <text:list-item>
                <text:list text:style-name="a1016">
                  <text:list-item>
                    <text:p text:style-name="a1015" text:class-names="" text:cond-style-name=""><text:span text:style-name="a1014" text:class-names="">FROM mn_census_2000 as t; 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3404in" svg:y="1.03446in" svg:width="9.44562in" svg:height="2.86369in"/>
      <presentation:placeholder presentation:object="subtitle" svg:x="1.23404in" svg:y="3.89815in" svg:width="9.44562in" svg:height="1.17136in"/>
      <presentation:placeholder presentation:object="date-time" svg:x="7.90992in" svg:y="0.3613in" svg:width="2.75087in" svg:height="0.33815in"/>
      <presentation:placeholder presentation:object="footer" svg:x="1.23264in" svg:y="0.36013in" svg:width="6.50007in" svg:height="0.33815in"/>
      <presentation:placeholder presentation:object="page-number" svg:x="10.85345in" svg:y="0.14756in" svg:width="0.88694in" svg:height="0.55072in"/>
    </style:presentation-page-layout>
    <style:presentation-page-layout style:name="Master1-PPL2" style:display-name="Title and Content">
      <presentation:placeholder presentation:object="title" svg:x="1.23608in" svg:y="1.04257in" svg:width="10.50227in" svg:height="1.14746in"/>
      <presentation:placeholder presentation:object="object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3" style:display-name="Section Header">
      <presentation:placeholder presentation:object="title" svg:x="1.23487in" svg:y="1.92053in" svg:width="9.42592in" svg:height="2.24198in"/>
      <presentation:placeholder presentation:object="outline" svg:x="1.23487in" svg:y="4.16251in" svg:width="9.42592in" svg:height="1.10775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4" style:display-name="Two Content">
      <presentation:placeholder presentation:object="title" svg:x="1.23693in" svg:y="1.04772in" svg:width="10.50485in" svg:height="1.15847in"/>
      <presentation:placeholder presentation:object="object" svg:x="1.23487in" svg:y="2.36835in" svg:width="5.08in" svg:height="3.6022in"/>
      <presentation:placeholder presentation:object="object" svg:x="6.66624in" svg:y="2.37508in" svg:width="5.08in" svg:height="3.59481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5" style:display-name="Comparison">
      <presentation:placeholder presentation:object="title" svg:x="1.23487in" svg:y="1.04258in" svg:width="10.50707in" svg:height="1.1552in"/>
      <presentation:placeholder presentation:object="outline" svg:x="1.23487in" svg:y="2.37284in" svg:width="5.08in" svg:height="0.87702in"/>
      <presentation:placeholder presentation:object="object" svg:x="1.23487in" svg:y="3.2529in" svg:width="5.08in" svg:height="2.72734in"/>
      <presentation:placeholder presentation:object="outline" svg:x="6.66485in" svg:y="2.37662in" svg:width="5.08in" svg:height="0.87734in"/>
      <presentation:placeholder presentation:object="object" svg:x="6.66485in" svg:y="3.24986in" svg:width="5.08in" svg:height="2.72003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6" style:display-name="Title Only">
      <presentation:placeholder presentation:object="title" svg:x="1.23608in" svg:y="1.04257in" svg:width="10.50227in" svg:height="1.14746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7" style:display-name="Blank"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8" style:display-name="Content with Caption">
      <presentation:placeholder presentation:object="title" svg:x="1.22954in" svg:y="1.04175in" svg:width="3.5816in" svg:height="2.53956in"/>
      <presentation:placeholder presentation:object="object" svg:x="5.1655in" svg:y="1.04175in" svg:width="6.57532in" svg:height="4.92697in"/>
      <presentation:placeholder presentation:object="outline" svg:x="1.22954in" svg:y="3.58131in" svg:width="3.5816in" svg:height="2.3828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9" style:display-name="Picture with Caption">
      <presentation:placeholder presentation:object="title" svg:x="1.23483in" svg:y="1.23525in" svg:width="6.40297in" svg:height="2.10434in"/>
      <presentation:placeholder presentation:object="graphic" svg:x="8.88494in" svg:y="1.22763in" svg:width="3.05246in" svg:height="4.22827in"/>
      <presentation:placeholder presentation:object="outline" svg:x="1.23387in" svg:y="3.33959in" svg:width="6.39379in" svg:height="2.29223in"/>
      <presentation:placeholder presentation:object="date-time" svg:x="1.23064in" svg:y="5.98191in" svg:width="6.39721in" svg:height="0.35009in"/>
      <presentation:placeholder presentation:object="footer" svg:x="1.23064in" svg:y="0.34847in" svg:width="5.33445in" svg:height="0.35097in"/>
      <presentation:placeholder presentation:object="page-number" svg:x="6.75502in" svg:y="0.15027in" svg:width="0.88694in" svg:height="0.55072in"/>
    </style:presentation-page-layout>
    <style:presentation-page-layout style:name="Master1-PPL10" style:display-name="Title and Vertical Text">
      <presentation:placeholder presentation:object="title" svg:x="1.23608in" svg:y="1.04257in" svg:width="10.50227in" svg:height="1.14746in"/>
      <presentation:placeholder presentation:object="outline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1" style:display-name="Vertical Title and Text">
      <presentation:placeholder presentation:object="title" svg:x="9.9789in" svg:y="0.87377in" svg:width="1.767in" svg:height="5.09612in"/>
      <presentation:placeholder presentation:object="outline" svg:x="1.23608in" svg:y="0.87377in" svg:width="8.56171in" svg:height="5.09612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507" draw:style="radial" draw:cx="50%" draw:cy="50%" draw:start-color="#fafafa" draw:end-color="#ffffff" draw:start-intensity="100%" draw:end-intensity="100%"/>
    <draw:gradient draw:name="a660" draw:style="radial" draw:cx="50%" draw:cy="50%" draw:start-color="#fafafa" draw:end-color="#ffffff" draw:start-intensity="100%" draw:end-intensity="100%"/>
    <draw:gradient draw:name="a361" draw:style="radial" draw:cx="50%" draw:cy="50%" draw:start-color="#fafafa" draw:end-color="#ffffff" draw:start-intensity="100%" draw:end-intensity="100%"/>
    <draw:gradient draw:name="a687" draw:style="radial" draw:cx="50%" draw:cy="50%" draw:start-color="#fafafa" draw:end-color="#ffffff" draw:start-intensity="100%" draw:end-intensity="100%"/>
    <draw:gradient draw:name="a437" draw:style="radial" draw:cx="50%" draw:cy="50%" draw:start-color="#fafafa" draw:end-color="#ffffff" draw:start-intensity="100%" draw:end-intensity="100%"/>
    <draw:gradient draw:name="a366" draw:style="linear" draw:angle="0" draw:start-color="#dcdce0" draw:end-color="#dedee2" draw:start-intensity="0%" draw:end-intensity="100%"/>
    <draw:gradient draw:name="a940" draw:style="radial" draw:cx="50%" draw:cy="50%" draw:start-color="#fafafa" draw:end-color="#ffffff" draw:start-intensity="100%" draw:end-intensity="100%"/>
    <draw:gradient draw:name="a967" draw:style="radial" draw:cx="50%" draw:cy="50%" draw:start-color="#fafafa" draw:end-color="#ffffff" draw:start-intensity="100%" draw:end-intensity="100%"/>
    <draw:gradient draw:name="a718" draw:style="radial" draw:cx="50%" draw:cy="50%" draw:start-color="#fafafa" draw:end-color="#ffffff" draw:start-intensity="100%" draw:end-intensity="100%"/>
    <draw:gradient draw:name="a570" draw:style="radial" draw:cx="50%" draw:cy="50%" draw:start-color="#fafafa" draw:end-color="#ffffff" draw:start-intensity="100%" draw:end-intensity="100%"/>
    <draw:gradient draw:name="a597" draw:style="radial" draw:cx="50%" draw:cy="50%" draw:start-color="#fafafa" draw:end-color="#ffffff" draw:start-intensity="100%" draw:end-intensity="100%"/>
    <draw:gradient draw:name="a324" draw:style="radial" draw:cx="50%" draw:cy="50%" draw:start-color="#fafafa" draw:end-color="#ffffff" draw:start-intensity="100%" draw:end-intensity="100%"/>
    <draw:gradient draw:name="a648" draw:style="radial" draw:cx="50%" draw:cy="50%" draw:start-color="#fafafa" draw:end-color="#ffffff" draw:start-intensity="100%" draw:end-intensity="100%"/>
    <draw:gradient draw:name="a37" draw:style="radial" draw:cx="50%" draw:cy="50%" draw:start-color="#fafafa" draw:end-color="#ffffff" draw:start-intensity="100%" draw:end-intensity="100%"/>
    <draw:gradient draw:name="a551" draw:style="radial" draw:cx="50%" draw:cy="50%" draw:start-color="#fafafa" draw:end-color="#ffffff" draw:start-intensity="100%" draw:end-intensity="100%"/>
    <draw:gradient draw:name="a925" draw:style="radial" draw:cx="50%" draw:cy="50%" draw:start-color="#fafafa" draw:end-color="#ffffff" draw:start-intensity="100%" draw:end-intensity="100%"/>
    <draw:gradient draw:name="a180" draw:style="radial" draw:cx="50%" draw:cy="50%" draw:start-color="#fafafa" draw:end-color="#ffffff" draw:start-intensity="100%" draw:end-intensity="100%"/>
    <draw:gradient draw:name="a329" draw:style="linear" draw:angle="0" draw:start-color="#dcdce0" draw:end-color="#dedee2" draw:start-intensity="0%" draw:end-intensity="100%"/>
    <draw:gradient draw:name="a531" draw:style="radial" draw:cx="50%" draw:cy="50%" draw:start-color="#fafafa" draw:end-color="#ffffff" draw:start-intensity="100%" draw:end-intensity="100%"/>
    <draw:gradient draw:name="a185" draw:style="linear" draw:angle="0" draw:start-color="#dcdce0" draw:end-color="#dedee2" draw:start-intensity="0%" draw:end-intensity="100%"/>
    <draw:gradient draw:name="a832" draw:style="radial" draw:cx="50%" draw:cy="50%" draw:start-color="#fafafa" draw:end-color="#ffffff" draw:start-intensity="100%" draw:end-intensity="100%"/>
    <draw:gradient draw:name="a558" draw:style="radial" draw:cx="50%" draw:cy="50%" draw:start-color="#fafafa" draw:end-color="#ffffff" draw:start-intensity="100%" draw:end-intensity="100%"/>
    <draw:gradient draw:name="a760" draw:style="radial" draw:cx="50%" draw:cy="50%" draw:start-color="#fafafa" draw:end-color="#ffffff" draw:start-intensity="100%" draw:end-intensity="100%"/>
    <draw:gradient draw:name="a859" draw:style="radial" draw:cx="50%" draw:cy="50%" draw:start-color="#fafafa" draw:end-color="#ffffff" draw:start-intensity="100%" draw:end-intensity="100%"/>
    <draw:gradient draw:name="a811" draw:style="radial" draw:cx="50%" draw:cy="50%" draw:start-color="#fafafa" draw:end-color="#ffffff" draw:start-intensity="100%" draw:end-intensity="100%"/>
    <draw:gradient draw:name="a464" draw:style="radial" draw:cx="50%" draw:cy="50%" draw:start-color="#fafafa" draw:end-color="#ffffff" draw:start-intensity="100%" draw:end-intensity="100%"/>
    <draw:gradient draw:name="a991" draw:style="radial" draw:cx="50%" draw:cy="50%" draw:start-color="#fafafa" draw:end-color="#ffffff" draw:start-intensity="100%" draw:end-intensity="100%"/>
    <draw:gradient draw:name="a443" draw:style="radial" draw:cx="50%" draw:cy="50%" draw:start-color="#fafafa" draw:end-color="#ffffff" draw:start-intensity="100%" draw:end-intensity="100%"/>
    <draw:gradient draw:name="a742" draw:style="radial" draw:cx="50%" draw:cy="50%" draw:start-color="#fafafa" draw:end-color="#ffffff" draw:start-intensity="100%" draw:end-intensity="100%"/>
    <draw:gradient draw:name="a694" draw:style="radial" draw:cx="50%" draw:cy="50%" draw:start-color="#fafafa" draw:end-color="#ffffff" draw:start-intensity="100%" draw:end-intensity="100%"/>
    <draw:gradient draw:name="a399" draw:style="radial" draw:cx="50%" draw:cy="50%" draw:start-color="#fafafa" draw:end-color="#ffffff" draw:start-intensity="100%" draw:end-intensity="100%"/>
    <draw:gradient draw:name="a100" draw:style="radial" draw:cx="50%" draw:cy="50%" draw:start-color="#fafafa" draw:end-color="#ffffff" draw:start-intensity="100%" draw:end-intensity="100%"/>
    <draw:gradient draw:name="a62" draw:style="radial" draw:cx="50%" draw:cy="50%" draw:start-color="#fafafa" draw:end-color="#ffffff" draw:start-intensity="100%" draw:end-intensity="100%"/>
    <draw:gradient draw:name="a126" draw:style="radial" draw:cx="50%" draw:cy="50%" draw:start-color="#fafafa" draw:end-color="#ffffff" draw:start-intensity="100%" draw:end-intensity="100%"/>
    <draw:gradient draw:name="a678" draw:style="radial" draw:cx="50%" draw:cy="50%" draw:start-color="#fafafa" draw:end-color="#ffffff" draw:start-intensity="100%" draw:end-intensity="100%"/>
    <draw:gradient draw:name="a404" draw:style="linear" draw:angle="0" draw:start-color="#dcdce0" draw:end-color="#dedee2" draw:start-intensity="0%" draw:end-intensity="100%"/>
    <draw:gradient draw:name="a355" draw:style="linear" draw:angle="0" draw:start-color="#262626" draw:end-color="#0d0d0d" draw:start-intensity="100%" draw:end-intensity="100%"/>
    <draw:gradient draw:name="a105" draw:style="linear" draw:angle="0" draw:start-color="#dcdce0" draw:end-color="#dedee2" draw:start-intensity="0%" draw:end-intensity="100%"/>
    <draw:gradient draw:name="a630" draw:style="radial" draw:cx="50%" draw:cy="50%" draw:start-color="#fafafa" draw:end-color="#ffffff" draw:start-intensity="100%" draw:end-intensity="100%"/>
    <draw:gradient draw:name="a42" draw:style="linear" draw:angle="0" draw:start-color="#dcdce0" draw:end-color="#dedee2" draw:start-intensity="0%" draw:end-intensity="100%"/>
    <draw:gradient draw:name="a282" draw:style="radial" draw:cx="50%" draw:cy="50%" draw:start-color="#fafafa" draw:end-color="#ffffff" draw:start-intensity="100%" draw:end-intensity="100%"/>
    <draw:gradient draw:name="a67" draw:style="linear" draw:angle="0" draw:start-color="#dcdce0" draw:end-color="#dedee2" draw:start-intensity="0%" draw:end-intensity="100%"/>
    <draw:gradient draw:name="a359" draw:style="linear" draw:angle="1800" draw:start-color="#dadada" draw:end-color="#fffffe" draw:start-intensity="100%" draw:end-intensity="100%"/>
    <draw:gradient draw:name="a883" draw:style="radial" draw:cx="50%" draw:cy="50%" draw:start-color="#fafafa" draw:end-color="#ffffff" draw:start-intensity="100%" draw:end-intensity="100%"/>
    <draw:gradient draw:name="a287" draw:style="linear" draw:angle="0" draw:start-color="#dcdce0" draw:end-color="#dedee2" draw:start-intensity="0%" draw:end-intensity="100%"/>
    <draw:gradient draw:name="a910" draw:style="radial" draw:cx="50%" draw:cy="50%" draw:start-color="#fafafa" draw:end-color="#ffffff" draw:start-intensity="100%" draw:end-intensity="100%"/>
    <draw:gradient draw:name="a264" draw:style="radial" draw:cx="50%" draw:cy="50%" draw:start-color="#fafafa" draw:end-color="#ffffff" draw:start-intensity="100%" draw:end-intensity="100%"/>
    <draw:gradient draw:name="a0" draw:style="radial" draw:cx="50%" draw:cy="50%" draw:start-color="#fafafa" draw:end-color="#ffffff" draw:start-intensity="100%" draw:end-intensity="100%"/>
    <draw:gradient draw:name="a242" draw:style="radial" draw:cx="50%" draw:cy="50%" draw:start-color="#fafafa" draw:end-color="#ffffff" draw:start-intensity="100%" draw:end-intensity="100%"/>
    <draw:gradient draw:name="a269" draw:style="linear" draw:angle="0" draw:start-color="#dcdce0" draw:end-color="#dedee2" draw:start-intensity="0%" draw:end-intensity="100%"/>
    <draw:gradient draw:name="a5" draw:style="linear" draw:angle="0" draw:start-color="#dcdce0" draw:end-color="#dedee2" draw:start-intensity="0%" draw:end-intensity="100%"/>
    <draw:gradient draw:name="a618" draw:style="radial" draw:cx="50%" draw:cy="50%" draw:start-color="#fafafa" draw:end-color="#ffffff" draw:start-intensity="100%" draw:end-intensity="100%"/>
    <draw:gradient draw:name="a844" draw:style="radial" draw:cx="50%" draw:cy="50%" draw:start-color="#fafafa" draw:end-color="#ffffff" draw:start-intensity="100%" draw:end-intensity="100%"/>
    <draw:gradient draw:name="a247" draw:style="linear" draw:angle="0" draw:start-color="#dcdce0" draw:end-color="#dedee2" draw:start-intensity="0%" draw:end-intensity="100%"/>
    <draw:gradient draw:name="a796" draw:style="radial" draw:cx="50%" draw:cy="50%" draw:start-color="#fafafa" draw:end-color="#ffffff" draw:start-intensity="100%" draw:end-intensity="100%"/>
    <draw:gradient draw:name="a775" draw:style="radial" draw:cx="50%" draw:cy="50%" draw:start-color="#fafafa" draw:end-color="#ffffff" draw:start-intensity="100%" draw:end-intensity="100%"/>
    <draw:gradient draw:name="a131" draw:style="linear" draw:angle="0" draw:start-color="#dcdce0" draw:end-color="#dedee2" draw:start-intensity="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 style:parent-style-name="Graphics">
      <style:graphic-properties draw:fill="none" fo:clip="rect(0in, 3.7449in, 0.18795in, -0.02719in)" draw:stroke="none"/>
    </style:style>
    <style:style style:family="text" style:name="a9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 style:parent-style-name="Graphics">
      <style:graphic-properties draw:fill="none" fo:clip="rect(0in, 3.7449in, 0.18795in, -0.02719in)" draw:stroke="none"/>
    </style:style>
    <style:style style:family="drawing-page" style:name="a181">
      <style:drawing-page-properties draw:fill="gradient" draw:fill-gradient-name="a1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2" style:parent-style-name="Graphics">
      <style:graphic-properties draw:fill="none" fo:clip="rect(0.02499in, 0in, -0.02499in, 0in)" draw:stroke="non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gradient" draw:fill-gradient-name="a185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">
      <style:graphic-properties draw:fill="none" draw:stroke="solid" svg:stroke-width="0.01389in" svg:stroke-color="#000001" svg:stroke-opacity="20%" svg:stroke-linecap="butt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2" style:parent-style-name="Graphics">
      <style:graphic-properties draw:fill="none" fo:clip="rect(0.00244in, 11.4865in, 0.18862in, -0.02743in)" draw:stroke="non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gradient" draw:fill-gradient-name="a355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gradient" draw:fill-gradient-name="a359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gradient" draw:fill-gradient-name="a3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3" style:parent-style-name="Graphics">
      <style:graphic-properties draw:fill="none" fo:clip="rect(0.02499in, 0in, -0.02499in, 0in)" draw:stroke="non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7">
      <style:graphic-properties fo:wrap-option="wrap" fo:padding-top="0in" fo:padding-bottom="0in" fo:padding-left="0in" fo:padding-right="0in" draw:textarea-vertical-align="top" draw:textarea-horizontal-align="left" draw:fill="gradient" draw:fill-gradient-name="a366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draw:fill="none" draw:stroke="solid" svg:stroke-width="0.01389in" svg:stroke-color="#000001" svg:stroke-opacity="20%" svg:stroke-linecap="butt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1" style:parent-style-name="Graphics">
      <style:graphic-properties draw:fill="none" fo:clip="rect(0in, 3.7449in, 0.18795in, -0.02719in)" draw:stroke="none"/>
    </style:style>
    <style:style style:family="drawing-page" style:name="a400">
      <style:drawing-page-properties draw:fill="gradient" draw:fill-gradient-name="a3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 style:parent-style-name="Graphics">
      <style:graphic-properties draw:fill="none" fo:clip="rect(0.02499in, 0in, -0.02499in, 0in)" draw:stroke="none"/>
    </style:style>
    <style:style style:family="drawing-page" style:name="a243">
      <style:drawing-page-properties draw:fill="gradient" draw:fill-gradient-name="a2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" style:parent-style-name="Graphics">
      <style:graphic-properties draw:fill="none" fo:clip="rect(0.02499in, 0in, -0.02499in, 0in)" draw:stroke="non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in" fo:padding-bottom="0in" fo:padding-left="0in" fo:padding-right="0in" draw:textarea-vertical-align="top" draw:textarea-horizontal-align="left" draw:fill="gradient" draw:fill-gradient-name="a404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gradient" draw:fill-gradient-name="a1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6">
      <style:graphic-properties draw:fill="none" draw:stroke="solid" svg:stroke-width="0.01389in" svg:stroke-color="#000001" svg:stroke-opacity="20%" svg:stroke-linecap="butt"/>
    </style:style>
    <style:style style:family="graphic" style:name="a248">
      <style:graphic-properties fo:wrap-option="wrap" fo:padding-top="0in" fo:padding-bottom="0in" fo:padding-left="0in" fo:padding-right="0in" draw:textarea-vertical-align="top" draw:textarea-horizontal-align="left" draw:fill="gradient" draw:fill-gradient-name="a247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 style:parent-style-name="Graphics">
      <style:graphic-properties draw:fill="none" fo:clip="rect(0.02499in, 0in, -0.02499in, 0in)" draw:stroke="none"/>
    </style:style>
    <style:style style:family="graphic" style:name="a249">
      <style:graphic-properties draw:fill="none" draw:stroke="solid" svg:stroke-width="0.01389in" svg:stroke-color="#000001" svg:stroke-opacity="20%" svg:stroke-linecap="butt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in" fo:padding-bottom="0in" fo:padding-left="0in" fo:padding-right="0in" draw:textarea-vertical-align="top" draw:textarea-horizontal-align="left" draw:fill="gradient" draw:fill-gradient-name="a105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draw:fill="none" draw:stroke="solid" svg:stroke-width="0.01389in" svg:stroke-color="#000001" svg:stroke-opacity="20%" svg:stroke-linecap="butt"/>
    </style:style>
    <style:style style:family="paragraph" style:name="a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 style:parent-style-name="Graphics">
      <style:graphic-properties draw:fill="none" fo:clip="rect(0in, 3.7449in, 0.18795in, -0.02719in)" draw:stroke="none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">
      <style:drawing-page-properties draw:fill="gradient" draw:fill-gradient-name="a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" style:parent-style-name="Graphics">
      <style:graphic-properties draw:fill="none" fo:clip="rect(0.02499in, 0in, -0.02499in, 0in)" draw:stroke="none"/>
    </style:style>
    <style:style style:family="text" style:name="a26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3" style:parent-style-name="Graphics">
      <style:graphic-properties draw:fill="none" fo:clip="rect(0in, 3.7449in, 0.18795in, -0.02719in)" draw:stroke="non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5">
      <style:drawing-page-properties draw:fill="gradient" draw:fill-gradient-name="a26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6" style:parent-style-name="Graphics">
      <style:graphic-properties draw:fill="none" fo:clip="rect(0.02499in, 0in, -0.02499in, 0in)" draw:stroke="non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 style:parent-style-name="Graphics">
      <style:graphic-properties draw:fill="none" fo:clip="rect(0in, 3.7449in, 0.18795in, -0.02719in)" draw:stroke="non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gradient" draw:fill-gradient-name="a1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gradient" draw:fill-gradient-name="a42" draw:stroke="none" draw:auto-grow-width="false" draw:auto-grow-height="false"/>
      <style:paragraph-properties style:font-independent-line-spacing="true" style:writing-mode="lr-tb"/>
    </style:style>
    <style:style style:family="graphic" style:name="a128" style:parent-style-name="Graphics">
      <style:graphic-properties draw:fill="none" fo:clip="rect(0.02499in, 0in, -0.02499in, 0in)" draw:stroke="none"/>
    </style:style>
    <style:style style:family="graphic" style:name="a44">
      <style:graphic-properties draw:fill="none" draw:stroke="solid" svg:stroke-width="0.01389in" svg:stroke-color="#000001" svg:stroke-opacity="20%" svg:stroke-linecap="butt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gradient" draw:fill-gradient-name="a269" draw:stroke="none" draw:auto-grow-width="false" draw:auto-grow-height="false"/>
      <style:paragraph-properties style:font-independent-line-spacing="true" style:writing-mode="lr-tb"/>
    </style:style>
    <style:style style:family="graphic" style:name="a271">
      <style:graphic-properties draw:fill="none" draw:stroke="solid" svg:stroke-width="0.01389in" svg:stroke-color="#000001" svg:stroke-opacity="20%" svg:stroke-linecap="butt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 style:parent-style-name="Graphics">
      <style:graphic-properties draw:fill="none" fo:clip="rect(0in, 14.00997in, 0.18795in, -0.02719in)" draw:stroke="non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gradient" draw:fill-gradient-name="a131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>
      <style:graphic-properties draw:fill="none" draw:stroke="solid" svg:stroke-width="0.01389in" svg:stroke-color="#000001" svg:stroke-opacity="20%" svg:stroke-linecap="butt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gradient" draw:fill-gradient-name="a2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4" style:parent-style-name="Graphics">
      <style:graphic-properties draw:fill="none" fo:clip="rect(0.02499in, 0in, -0.02499in, 0in)" draw:stroke="non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in" fo:padding-bottom="0in" fo:padding-left="0in" fo:padding-right="0in" draw:textarea-vertical-align="top" draw:textarea-horizontal-align="left" draw:fill="gradient" draw:fill-gradient-name="a287" draw:stroke="none" draw:auto-grow-width="false" draw:auto-grow-height="false"/>
      <style:paragraph-properties style:font-independent-line-spacing="true" style:writing-mode="lr-tb"/>
    </style:style>
    <style:style style:family="graphic" style:name="a289">
      <style:graphic-properties draw:fill="none" draw:stroke="solid" svg:stroke-width="0.01389in" svg:stroke-color="#000001" svg:stroke-opacity="20%" svg:stroke-linecap="butt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 style:parent-style-name="Graphics">
      <style:graphic-properties draw:fill="none" fo:clip="rect(0in, 3.7449in, 0.18795in, -0.02719in)" draw:stroke="non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gradient" draw:fill-gradient-name="a6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 style:parent-style-name="Graphics">
      <style:graphic-properties draw:fill="none" fo:clip="rect(0.02499in, 0in, -0.02499in, 0in)" draw:stroke="non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gradient" draw:fill-gradient-name="a67" draw:stroke="none" draw:auto-grow-width="false" draw:auto-grow-height="false"/>
      <style:paragraph-properties style:font-independent-line-spacing="true" style:writing-mode="lr-tb"/>
    </style:style>
    <style:style style:family="graphic" style:name="a69">
      <style:graphic-properties draw:fill="none" draw:stroke="solid" svg:stroke-width="0.01389in" svg:stroke-color="#000001" svg:stroke-opacity="20%" svg:stroke-linecap="but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 style:parent-style-name="Graphics">
      <style:graphic-properties draw:fill="none" fo:clip="rect(0in, 3.7449in, 0.18795in, -0.02719in)" draw:stroke="none"/>
    </style:style>
    <style:style style:family="paragraph" style:name="a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5">
      <style:drawing-page-properties draw:fill="gradient" draw:fill-gradient-name="a3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 style:parent-style-name="Graphics">
      <style:graphic-properties draw:fill="none" fo:clip="rect(0.02499in, 0in, -0.02499in, 0in)" draw:stroke="non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.02499in, 0in, -0.02499in, 0in)" draw:stroke="non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gradient" draw:fill-gradient-name="a5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none" draw:stroke="solid" svg:stroke-width="0.01389in" svg:stroke-color="#000001" svg:stroke-opacity="20%" svg:stroke-linecap="butt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in" fo:padding-bottom="0in" fo:padding-left="0in" fo:padding-right="0in" draw:textarea-vertical-align="top" draw:textarea-horizontal-align="left" draw:fill="gradient" draw:fill-gradient-name="a329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none" draw:stroke="solid" svg:stroke-width="0.01389in" svg:stroke-color="#000001" svg:stroke-opacity="20%" svg:stroke-linecap="butt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2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number:date-style xmlns:number="urn:oasis:names:tc:opendocument:xmlns:datastyle:1.0" style:name="a2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7" style:page-layout-name="pageLayout1" draw:style-name="a1">
      <draw:frame draw:id="id0" draw:style-name="a2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1" draw:style-name="a6" draw:name="Rectangle 12">
        <svg:title/>
        <svg:desc/>
        <text:p text:style-name="a4" text:class-names="" text:cond-style-name=""><text:span text:style-name="a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" draw:style-name="a7" draw:name="Straight Connector 13">
        <svg:title/>
        <svg:desc/>
      </draw:connector>
      <draw:frame draw:id="id3" presentation:style-name="a10" draw:name="Title Placeholder 1" svg:x="1.23608in" svg:y="1.04257in" svg:width="10.50227in" svg:height="1.14746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23608in" svg:y="2.37508in" svg:width="10.50227in" svg:height="3.60299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0" draw:name="Date Placeholder 3" svg:x="7.90992in" svg:y="0.3613in" svg:width="2.75087in" svg:height="0.33815in" presentation:class="date-time" presentation:placeholder="false">
        <draw:text-box>
          <text:p text:style-name="a29" text:class-names="" text:cond-style-name=""><text:span text:style-name="a27" text:class-names=""><text:date text:fixed="false" style:data-style-name="a28">1/28/2019</text:date></text:span></text:p>
        </draw:text-box>
        <svg:title/>
        <svg:desc/>
      </draw:frame>
      <draw:frame draw:id="id6" presentation:style-name="a33" draw:name="Footer Placeholder 4" svg:x="1.23608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7" presentation:style-name="a36" draw:name="Slide Number Placeholder 5" svg:x="10.84654in" svg:y="0.15027in" svg:width="0.88694in" svg:height="0.55072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8">
      <draw:frame draw:id="id8" draw:layer="Master1-bg" draw:style-name="a39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9" draw:layer="Master1-bg" draw:style-name="a43" draw:name="Rectangle 12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" draw:layer="Master1-bg" draw:style-name="a44" draw:name="Straight Connector 13">
        <svg:title/>
        <svg:desc/>
      </draw:connector>
      <draw:frame draw:id="id11" presentation:style-name="a47" draw:name="Title 1" svg:x="1.23404in" svg:y="1.03446in" svg:width="9.44562in" svg:height="2.86369in" presentation:class="title" presentation:placeholder="false">
        <draw:text-box>
          <text:p text:style-name="a46" text:class-names="" text:cond-style-name=""><text:span text:style-name="a45" text:class-names="">Click to edit Master title style</text:span></text:p>
        </draw:text-box>
        <svg:title/>
        <svg:desc/>
      </draw:frame>
      <draw:frame draw:id="id12" presentation:style-name="a50" draw:name="Subtitle 2" svg:x="1.23404in" svg:y="3.89815in" svg:width="9.44562in" svg:height="1.17136in" presentation:class="subtitle" presentation:placeholder="false">
        <draw:text-box>
          <text:p text:style-name="a49" text:class-names="" text:cond-style-name=""><text:span text:style-name="a48" text:class-names="">Click to edit Master subtitle style</text:span></text:p>
        </draw:text-box>
        <svg:title/>
        <svg:desc/>
      </draw:frame>
      <draw:frame draw:id="id13" presentation:style-name="a54" draw:name="Date Placeholder 3" svg:x="7.90992in" svg:y="0.3613in" svg:width="2.75087in" svg:height="0.33815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1/28/2019</text:date></text:span></text:p>
        </draw:text-box>
        <svg:title/>
        <svg:desc/>
      </draw:frame>
      <draw:frame draw:id="id14" presentation:style-name="a57" draw:name="Footer Placeholder 4" svg:x="1.23264in" svg:y="0.36013in" svg:width="6.50007in" svg:height="0.33815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5" presentation:style-name="a60" draw:name="Slide Number Placeholder 5" svg:x="10.85345in" svg:y="0.14756in" svg:width="0.88694in" svg:height="0.55072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/></text:span></text:p>
        </draw:text-box>
        <svg:title/>
        <svg:desc/>
      </draw:frame>
      <draw:frame draw:id="id16" draw:style-name="a61" draw:name="Picture 15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</style:master-page>
    <style:master-page style:name="Master1-Layout2-obj-Title-and-Content" style:page-layout-name="pageLayout1" draw:style-name="a63">
      <draw:frame draw:id="id17" draw:layer="Master1-bg" draw:style-name="a64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18" draw:layer="Master1-bg" draw:style-name="a68" draw:name="Rectangle 12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9" draw:layer="Master1-bg" draw:style-name="a69" draw:name="Straight Connector 13">
        <svg:title/>
        <svg:desc/>
      </draw:connector>
      <draw:frame draw:id="id20" presentation:style-name="a72" draw:name="Title 1" svg:x="1.23608in" svg:y="1.04257in" svg:width="10.50227in" svg:height="1.14746in" presentation:class="title" presentation:placeholder="false">
        <draw:text-box>
          <text:p text:style-name="a71" text:class-names="" text:cond-style-name=""><text:span text:style-name="a70" text:class-names="">Click to edit Master title style</text:span></text:p>
        </draw:text-box>
        <svg:title/>
        <svg:desc/>
      </draw:frame>
      <draw:frame draw:id="id21" presentation:style-name="a88" draw:name="Content Placeholder 2" svg:x="1.23608in" svg:y="2.37508in" svg:width="10.50227in" svg:height="3.60299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Edit Master text styles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Second level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hird level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2" draw:name="Date Placeholder 3" svg:x="7.90992in" svg:y="0.3613in" svg:width="2.75087in" svg:height="0.33815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1/28/2019</text:date></text:span></text:p>
        </draw:text-box>
        <svg:title/>
        <svg:desc/>
      </draw:frame>
      <draw:frame draw:id="id23" presentation:style-name="a95" draw:name="Footer Placeholder 4" svg:x="1.23608in" svg:y="0.36013in" svg:width="6.49479in" svg:height="0.33815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4" presentation:style-name="a98" draw:name="Slide Number Placeholder 5" svg:x="10.84654in" svg:y="0.15027in" svg:width="0.88694in" svg:height="0.55072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  <draw:frame draw:id="id25" draw:style-name="a99" draw:name="Picture 23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</style:master-page>
    <style:master-page style:name="Master1-Layout3-secHead-Section-Header" style:page-layout-name="pageLayout1" draw:style-name="a101">
      <draw:frame draw:id="id26" draw:layer="Master1-bg" draw:style-name="a102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27" draw:layer="Master1-bg" draw:style-name="a106" draw:name="Rectangle 12">
        <svg:title/>
        <svg:desc/>
        <text:p text:style-name="a104" text:class-names="" text:cond-style-name=""><text:span text:style-name="a1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8" draw:layer="Master1-bg" draw:style-name="a107" draw:name="Straight Connector 13">
        <svg:title/>
        <svg:desc/>
      </draw:connector>
      <draw:frame draw:id="id29" presentation:style-name="a110" draw:name="Title 1" svg:x="1.23487in" svg:y="1.92053in" svg:width="9.42592in" svg:height="2.24198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30" presentation:style-name="a114" draw:name="Text Placeholder 2" svg:x="1.23487in" svg:y="4.16251in" svg:width="9.42592in" svg:height="1.10775in" presentation:class="outline" presentation:placeholder="false">
        <draw:text-box>
          <text:list text:style-name="a113">
            <text:list-item>
              <text:p text:style-name="a112" text:class-names="" text:cond-style-name=""><text:span text:style-name="a111" text:class-names="">Edit Master text styles</text:span></text:p>
            </text:list-item>
          </text:list>
        </draw:text-box>
        <svg:title/>
        <svg:desc/>
      </draw:frame>
      <draw:frame draw:id="id31" presentation:style-name="a118" draw:name="Date Placeholder 3" svg:x="7.90992in" svg:y="0.3613in" svg:width="2.75087in" svg:height="0.33815in" presentation:class="date-time" presentation:placeholder="false">
        <draw:text-box>
          <text:p text:style-name="a117" text:class-names="" text:cond-style-name=""><text:span text:style-name="a115" text:class-names=""><text:date text:fixed="false" style:data-style-name="a116">1/28/2019</text:date></text:span></text:p>
        </draw:text-box>
        <svg:title/>
        <svg:desc/>
      </draw:frame>
      <draw:frame draw:id="id32" presentation:style-name="a121" draw:name="Footer Placeholder 4" svg:x="1.23608in" svg:y="0.36013in" svg:width="6.49479in" svg:height="0.33815in" presentation:class="footer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33" presentation:style-name="a124" draw:name="Slide Number Placeholder 5" svg:x="10.84654in" svg:y="0.15027in" svg:width="0.88694in" svg:height="0.55072in" presentation:class="page-number" presentation:placeholder="false">
        <draw:text-box>
          <text:p text:style-name="a123" text:class-names="" text:cond-style-name=""><text:span text:style-name="a122" text:class-names=""><text:page-number style:num-format="1" text:fixed="false"/></text:span></text:p>
        </draw:text-box>
        <svg:title/>
        <svg:desc/>
      </draw:frame>
      <draw:frame draw:id="id34" draw:style-name="a125" draw:name="Picture 15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</style:master-page>
    <style:master-page style:name="Master1-Layout4-twoObj-Two-Content" style:page-layout-name="pageLayout1" draw:style-name="a127">
      <draw:frame draw:id="id35" draw:layer="Master1-bg" draw:style-name="a128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36" draw:layer="Master1-bg" draw:style-name="a132" draw:name="Rectangle 12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37" draw:layer="Master1-bg" draw:style-name="a133" draw:name="Straight Connector 13">
        <svg:title/>
        <svg:desc/>
      </draw:connector>
      <draw:frame draw:id="id38" presentation:style-name="a136" draw:name="Title 1" svg:x="1.23693in" svg:y="1.04772in" svg:width="10.50485in" svg:height="1.15847in" presentation:class="title" presentation:placeholder="false">
        <draw:text-box>
          <text:p text:style-name="a135" text:class-names="" text:cond-style-name=""><text:span text:style-name="a134" text:class-names="">Click to edit Master title style</text:span></text:p>
        </draw:text-box>
        <svg:title/>
        <svg:desc/>
      </draw:frame>
      <draw:frame draw:id="id39" presentation:style-name="a152" draw:name="Content Placeholder 2" svg:x="1.23487in" svg:y="2.36835in" svg:width="5.08in" svg:height="3.6022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8" draw:name="Content Placeholder 3" svg:x="6.66624in" svg:y="2.37508in" svg:width="5.08in" svg:height="3.59481in" presentation:class="object" presentation:placeholder="false">
        <draw:text-box>
          <text:list text:style-name="a155">
            <text:list-item>
              <text:p text:style-name="a154" text:class-names="" text:cond-style-name=""><text:span text:style-name="a153" text:class-names="">Edit Master text styles</text:span></text:p>
            </text:list-item>
          </text:list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Second level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72" draw:name="Date Placeholder 4" svg:x="7.90992in" svg:y="0.3613in" svg:width="2.75087in" svg:height="0.33815in" presentation:class="date-time" presentation:placeholder="false">
        <draw:text-box>
          <text:p text:style-name="a171" text:class-names="" text:cond-style-name=""><text:span text:style-name="a169" text:class-names=""><text:date text:fixed="false" style:data-style-name="a170">1/28/2019</text:date></text:span></text:p>
        </draw:text-box>
        <svg:title/>
        <svg:desc/>
      </draw:frame>
      <draw:frame draw:id="id42" presentation:style-name="a175" draw:name="Footer Placeholder 5" svg:x="1.23608in" svg:y="0.36013in" svg:width="6.49479in" svg:height="0.33815in" presentation:class="footer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frame draw:id="id43" presentation:style-name="a178" draw:name="Slide Number Placeholder 6" svg:x="10.84654in" svg:y="0.15027in" svg:width="0.88694in" svg:height="0.55072in" presentation:class="page-number" presentation:placeholder="false">
        <draw:text-box>
          <text:p text:style-name="a177" text:class-names="" text:cond-style-name=""><text:span text:style-name="a176" text:class-names=""><text:page-number style:num-format="1" text:fixed="false"/></text:span></text:p>
        </draw:text-box>
        <svg:title/>
        <svg:desc/>
      </draw:frame>
      <draw:frame draw:id="id44" draw:style-name="a179" draw:name="Picture 15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</style:master-page>
    <style:master-page style:name="Master1-Layout5-twoTxTwoObj-Comparison" style:page-layout-name="pageLayout1" draw:style-name="a181">
      <draw:frame draw:id="id45" draw:layer="Master1-bg" draw:style-name="a182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46" draw:layer="Master1-bg" draw:style-name="a186" draw:name="Rectangle 12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47" draw:layer="Master1-bg" draw:style-name="a187" draw:name="Straight Connector 13">
        <svg:title/>
        <svg:desc/>
      </draw:connector>
      <draw:frame draw:id="id48" presentation:style-name="a190" draw:name="Title 1" svg:x="1.23487in" svg:y="1.04258in" svg:width="10.50707in" svg:height="1.1552in" presentation:class="title" presentation:placeholder="false">
        <draw:text-box>
          <text:p text:style-name="a189" text:class-names="" text:cond-style-name=""><text:span text:style-name="a188" text:class-names="">Click to edit Master title style</text:span></text:p>
        </draw:text-box>
        <svg:title/>
        <svg:desc/>
      </draw:frame>
      <draw:frame draw:id="id49" presentation:style-name="a194" draw:name="Text Placeholder 2" svg:x="1.23487in" svg:y="2.37284in" svg:width="5.08in" svg:height="0.87702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</draw:text-box>
        <svg:title/>
        <svg:desc/>
      </draw:frame>
      <draw:frame draw:id="id50" presentation:style-name="a210" draw:name="Content Placeholder 3" svg:x="1.23487in" svg:y="3.2529in" svg:width="5.08in" svg:height="2.72734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Edit Master text styles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 le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14" draw:name="Text Placeholder 4" svg:x="6.66485in" svg:y="2.37662in" svg:width="5.08in" svg:height="0.87734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>Edit Master text styles</text:span></text:p>
            </text:list-item>
          </text:list>
        </draw:text-box>
        <svg:title/>
        <svg:desc/>
      </draw:frame>
      <draw:frame draw:id="id52" presentation:style-name="a230" draw:name="Content Placeholder 5" svg:x="6.66485in" svg:y="3.24986in" svg:width="5.08in" svg:height="2.72003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Edit Master text styles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Second level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34" draw:name="Date Placeholder 6" svg:x="7.90992in" svg:y="0.3613in" svg:width="2.75087in" svg:height="0.33815in" presentation:class="date-time" presentation:placeholder="false">
        <draw:text-box>
          <text:p text:style-name="a233" text:class-names="" text:cond-style-name=""><text:span text:style-name="a231" text:class-names=""><text:date text:fixed="false" style:data-style-name="a232">1/28/2019</text:date></text:span></text:p>
        </draw:text-box>
        <svg:title/>
        <svg:desc/>
      </draw:frame>
      <draw:frame draw:id="id54" presentation:style-name="a237" draw:name="Footer Placeholder 7" svg:x="1.23608in" svg:y="0.36013in" svg:width="6.49479in" svg:height="0.33815in" presentation:class="footer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55" presentation:style-name="a240" draw:name="Slide Number Placeholder 8" svg:x="10.84654in" svg:y="0.15027in" svg:width="0.88694in" svg:height="0.55072in" presentation:class="page-number" presentation:placeholder="false">
        <draw:text-box>
          <text:p text:style-name="a239" text:class-names="" text:cond-style-name=""><text:span text:style-name="a238" text:class-names=""><text:page-number style:num-format="1" text:fixed="false"/></text:span></text:p>
        </draw:text-box>
        <svg:title/>
        <svg:desc/>
      </draw:frame>
      <draw:frame draw:id="id56" draw:style-name="a241" draw:name="Picture 17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</style:master-page>
    <style:master-page style:name="Master1-Layout6-titleOnly-Title-Only" style:page-layout-name="pageLayout1" draw:style-name="a243">
      <draw:frame draw:id="id57" draw:layer="Master1-bg" draw:style-name="a244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58" draw:layer="Master1-bg" draw:style-name="a248" draw:name="Rectangle 12">
        <svg:title/>
        <svg:desc/>
        <text:p text:style-name="a246" text:class-names="" text:cond-style-name=""><text:span text:style-name="a2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59" draw:layer="Master1-bg" draw:style-name="a249" draw:name="Straight Connector 13">
        <svg:title/>
        <svg:desc/>
      </draw:connector>
      <draw:frame draw:id="id60" presentation:style-name="a252" draw:name="Title 1" svg:x="1.23608in" svg:y="1.04257in" svg:width="10.50227in" svg:height="1.14746in" presentation:class="title" presentation:placeholder="false">
        <draw:text-box>
          <text:p text:style-name="a251" text:class-names="" text:cond-style-name=""><text:span text:style-name="a250" text:class-names="">Click to edit Master title style</text:span></text:p>
        </draw:text-box>
        <svg:title/>
        <svg:desc/>
      </draw:frame>
      <draw:frame draw:id="id61" presentation:style-name="a256" draw:name="Date Placeholder 2" svg:x="7.90992in" svg:y="0.3613in" svg:width="2.75087in" svg:height="0.33815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1/28/2019</text:date></text:span></text:p>
        </draw:text-box>
        <svg:title/>
        <svg:desc/>
      </draw:frame>
      <draw:frame draw:id="id62" presentation:style-name="a259" draw:name="Footer Placeholder 3" svg:x="1.23608in" svg:y="0.36013in" svg:width="6.49479in" svg:height="0.33815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63" presentation:style-name="a262" draw:name="Slide Number Placeholder 4" svg:x="10.84654in" svg:y="0.15027in" svg:width="0.88694in" svg:height="0.55072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  <draw:frame draw:id="id64" draw:style-name="a263" draw:name="Picture 13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</style:master-page>
    <style:master-page style:name="Master1-Layout7-blank-Blank" style:page-layout-name="pageLayout1" draw:style-name="a265">
      <draw:frame draw:id="id65" draw:layer="Master1-bg" draw:style-name="a266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66" draw:layer="Master1-bg" draw:style-name="a270" draw:name="Rectangle 12">
        <svg:title/>
        <svg:desc/>
        <text:p text:style-name="a268" text:class-names="" text:cond-style-name=""><text:span text:style-name="a2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67" draw:layer="Master1-bg" draw:style-name="a271" draw:name="Straight Connector 13">
        <svg:title/>
        <svg:desc/>
      </draw:connector>
      <draw:frame draw:id="id68" presentation:style-name="a275" draw:name="Date Placeholder 1" svg:x="7.90992in" svg:y="0.3613in" svg:width="2.75087in" svg:height="0.33815in" presentation:class="date-time" presentation:placeholder="false">
        <draw:text-box>
          <text:p text:style-name="a274" text:class-names="" text:cond-style-name=""><text:span text:style-name="a272" text:class-names=""><text:date text:fixed="false" style:data-style-name="a273">1/28/2019</text:date></text:span></text:p>
        </draw:text-box>
        <svg:title/>
        <svg:desc/>
      </draw:frame>
      <draw:frame draw:id="id69" presentation:style-name="a278" draw:name="Footer Placeholder 2" svg:x="1.23608in" svg:y="0.36013in" svg:width="6.49479in" svg:height="0.33815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70" presentation:style-name="a281" draw:name="Slide Number Placeholder 3" svg:x="10.84654in" svg:y="0.15027in" svg:width="0.88694in" svg:height="0.55072in" presentation:class="page-number" presentation:placeholder="false">
        <draw:text-box>
          <text:p text:style-name="a280" text:class-names="" text:cond-style-name=""><text:span text:style-name="a27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83">
      <draw:frame draw:id="id71" draw:layer="Master1-bg" draw:style-name="a284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72" draw:layer="Master1-bg" draw:style-name="a288" draw:name="Rectangle 12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3" draw:layer="Master1-bg" draw:style-name="a289" draw:name="Straight Connector 13">
        <svg:title/>
        <svg:desc/>
      </draw:connector>
      <draw:frame draw:id="id74" presentation:style-name="a292" draw:name="Title 1" svg:x="1.22954in" svg:y="1.04175in" svg:width="3.5816in" svg:height="2.53956in" presentation:class="title" presentation:placeholder="false">
        <draw:text-box>
          <text:p text:style-name="a291" text:class-names="" text:cond-style-name=""><text:span text:style-name="a290" text:class-names="">Click to edit Master title style</text:span></text:p>
        </draw:text-box>
        <svg:title/>
        <svg:desc/>
      </draw:frame>
      <draw:frame draw:id="id75" presentation:style-name="a308" draw:name="Content Placeholder 2" svg:x="5.1655in" svg:y="1.04175in" svg:width="6.57532in" svg:height="4.92697in" presentation:class="object" presentation:placeholder="false">
        <draw:text-box>
          <text:list text:style-name="a295">
            <text:list-item>
              <text:p text:style-name="a294" text:class-names="" text:cond-style-name=""><text:span text:style-name="a293" text:class-names="">Edit Master text styles</text:span></text:p>
            </text:list-item>
          </text:list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>Second level</text:span></text:p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p text:style-name="a300" text:class-names="" text:cond-style-name=""><text:span text:style-name="a299" text:class-names="">Third level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list text:style-name="a307">
                            <text:list-item>
                              <text:p text:style-name="a306" text:class-names="" text:cond-style-name=""><text:span text:style-name="a3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12" draw:name="Text Placeholder 3" svg:x="1.22954in" svg:y="3.58131in" svg:width="3.5816in" svg:height="2.3828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77" presentation:style-name="a316" draw:name="Date Placeholder 4" svg:x="7.90992in" svg:y="0.3613in" svg:width="2.75087in" svg:height="0.33815in" presentation:class="date-time" presentation:placeholder="false">
        <draw:text-box>
          <text:p text:style-name="a315" text:class-names="" text:cond-style-name=""><text:span text:style-name="a313" text:class-names=""><text:date text:fixed="false" style:data-style-name="a314">1/28/2019</text:date></text:span></text:p>
        </draw:text-box>
        <svg:title/>
        <svg:desc/>
      </draw:frame>
      <draw:frame draw:id="id78" presentation:style-name="a319" draw:name="Footer Placeholder 5" svg:x="1.23608in" svg:y="0.36013in" svg:width="6.49479in" svg:height="0.33815in" presentation:class="footer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79" presentation:style-name="a322" draw:name="Slide Number Placeholder 6" svg:x="10.84654in" svg:y="0.15027in" svg:width="0.88694in" svg:height="0.55072in" presentation:class="page-number" presentation:placeholder="false">
        <draw:text-box>
          <text:p text:style-name="a321" text:class-names="" text:cond-style-name=""><text:span text:style-name="a320" text:class-names=""><text:page-number style:num-format="1" text:fixed="false"/></text:span></text:p>
        </draw:text-box>
        <svg:title/>
        <svg:desc/>
      </draw:frame>
      <draw:frame draw:id="id80" draw:style-name="a323" draw:name="Picture 15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</style:master-page>
    <style:master-page style:name="Master1-Layout9-picTx-Picture-with-Caption" style:page-layout-name="pageLayout1" draw:style-name="a325">
      <draw:frame draw:id="id81" draw:layer="Master1-bg" draw:style-name="a326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82" draw:layer="Master1-bg" draw:style-name="a330" draw:name="Rectangle 12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83" draw:layer="Master1-bg" draw:style-name="a331" draw:name="Straight Connector 13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56" draw:name="Rectangle 17">
          <svg:title/>
          <svg:desc/>
          <text:p text:style-name="a354" text:class-names="" text:cond-style-name=""><text:span text:style-name="a3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60" draw:name="Rectangle 18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34" draw:name="Title 1" svg:x="1.23483in" svg:y="1.23525in" svg:width="6.40297in" svg:height="2.10434in" presentation:class="title" presentation:placeholder="false">
        <draw:text-box>
          <text:p text:style-name="a333" text:class-names="" text:cond-style-name=""><text:span text:style-name="a332" text:class-names="">Click to edit Master title style</text:span></text:p>
        </draw:text-box>
        <svg:title/>
        <svg:desc/>
      </draw:frame>
      <draw:frame draw:id="id86" presentation:style-name="a337" draw:name="Picture Placeholder 2" svg:x="8.88494in" svg:y="1.22763in" svg:width="3.05246in" svg:height="4.22827in" presentation:class="graphic" presentation:placeholder="false">
        <draw:text-box>
          <text:p text:style-name="a336" text:class-names="" text:cond-style-name=""><text:span text:style-name="a335" text:class-names="">Click icon to add picture</text:span></text:p>
        </draw:text-box>
        <svg:title/>
        <svg:desc/>
      </draw:frame>
      <draw:frame draw:id="id87" presentation:style-name="a341" draw:name="Text Placeholder 3" svg:x="1.23387in" svg:y="3.33959in" svg:width="6.39379in" svg:height="2.29223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Edit Master text styles</text:span></text:p>
            </text:list-item>
          </text:list>
        </draw:text-box>
        <svg:title/>
        <svg:desc/>
      </draw:frame>
      <draw:frame draw:id="id88" presentation:style-name="a345" draw:name="Date Placeholder 4" svg:x="1.23064in" svg:y="5.98191in" svg:width="6.39721in" svg:height="0.35009in" presentation:class="date-time" presentation:placeholder="false">
        <draw:text-box>
          <text:p text:style-name="a344" text:class-names="" text:cond-style-name=""><text:span text:style-name="a342" text:class-names=""><text:date text:fixed="false" style:data-style-name="a343">1/28/2019</text:date></text:span></text:p>
        </draw:text-box>
        <svg:title/>
        <svg:desc/>
      </draw:frame>
      <draw:frame draw:id="id89" presentation:style-name="a348" draw:name="Footer Placeholder 5" svg:x="1.23064in" svg:y="0.34847in" svg:width="5.33445in" svg:height="0.35097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90" presentation:style-name="a351" draw:name="Slide Number Placeholder 6" svg:x="6.75502in" svg:y="0.15027in" svg:width="0.88694in" svg:height="0.55072in" presentation:class="page-number" presentation:placeholder="false">
        <draw:text-box>
          <text:p text:style-name="a350" text:class-names="" text:cond-style-name=""><text:span text:style-name="a349" text:class-names=""><text:page-number style:num-format="1" text:fixed="false"/></text:span></text:p>
        </draw:text-box>
        <svg:title/>
        <svg:desc/>
      </draw:frame>
      <draw:frame draw:id="id91" draw:style-name="a352" draw:name="Picture 21" svg:x="1.23082in" svg:y="0.7037in" svg:width="6.43in" svg:height="0.17in" style:rel-width="scale" style:rel-height="scale">
        <draw:image xlink:href="media/image2.png" xlink:type="simple" xlink:show="embed" xlink:actuate="onLoad"/>
        <svg:title/>
        <svg:desc>RedHashing.emf</svg:desc>
      </draw:frame>
    </style:master-page>
    <style:master-page style:name="Master1-Layout10-vertTx-Title-and-Vertical-Text" style:page-layout-name="pageLayout1" draw:style-name="a362">
      <draw:frame draw:id="id94" draw:layer="Master1-bg" draw:style-name="a363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95" draw:layer="Master1-bg" draw:style-name="a367" draw:name="Rectangle 12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96" draw:layer="Master1-bg" draw:style-name="a368" draw:name="Straight Connector 13">
        <svg:title/>
        <svg:desc/>
      </draw:connector>
      <draw:frame draw:id="id97" presentation:style-name="a371" draw:name="Title 1" svg:x="1.23608in" svg:y="1.04257in" svg:width="10.50227in" svg:height="1.14746in" presentation:class="title" presentation:placeholder="false">
        <draw:text-box>
          <text:p text:style-name="a370" text:class-names="" text:cond-style-name=""><text:span text:style-name="a369" text:class-names="">Click to edit Master title style</text:span></text:p>
        </draw:text-box>
        <svg:title/>
        <svg:desc/>
      </draw:frame>
      <draw:frame draw:id="id98" presentation:style-name="a387" draw:name="Vertical Text Placeholder 2" svg:x="1.23608in" svg:y="2.37508in" svg:width="10.50227in" svg:height="3.60299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Edit Master text styles</text:span></text:p>
            </text:list-item>
          </text:list>
          <text:list text:style-name="a377">
            <text:list-item>
              <text:list text:style-name="a377">
                <text:list-item>
                  <text:p text:style-name="a376" text:class-names="" text:cond-style-name=""><text:span text:style-name="a375" text:class-names="">Second level</text:span></text:p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p text:style-name="a379" text:class-names="" text:cond-style-name=""><text:span text:style-name="a378" text:class-names="">Third level</text:span></text:p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p text:style-name="a382" text:class-names="" text:cond-style-name=""><text:span text:style-name="a3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list text:style-name="a386">
                            <text:list-item>
                              <text:p text:style-name="a385" text:class-names="" text:cond-style-name=""><text:span text:style-name="a3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391" draw:name="Date Placeholder 3" svg:x="7.90992in" svg:y="0.3613in" svg:width="2.75087in" svg:height="0.33815in" presentation:class="date-time" presentation:placeholder="false">
        <draw:text-box>
          <text:p text:style-name="a390" text:class-names="" text:cond-style-name=""><text:span text:style-name="a388" text:class-names=""><text:date text:fixed="false" style:data-style-name="a389">1/28/2019</text:date></text:span></text:p>
        </draw:text-box>
        <svg:title/>
        <svg:desc/>
      </draw:frame>
      <draw:frame draw:id="id100" presentation:style-name="a394" draw:name="Footer Placeholder 4" svg:x="1.23608in" svg:y="0.36013in" svg:width="6.49479in" svg:height="0.33815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101" presentation:style-name="a397" draw:name="Slide Number Placeholder 5" svg:x="10.84654in" svg:y="0.15027in" svg:width="0.88694in" svg:height="0.55072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/></text:span></text:p>
        </draw:text-box>
        <svg:title/>
        <svg:desc/>
      </draw:frame>
      <draw:frame draw:id="id102" draw:style-name="a398" draw:name="Picture 14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</style:master-page>
    <style:master-page style:name="Master1-Layout11-vertTitleAndTx-Vertical-Title-and-Text" style:page-layout-name="pageLayout1" draw:style-name="a400">
      <draw:frame draw:id="id103" draw:layer="Master1-bg" draw:style-name="a401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104" draw:layer="Master1-bg" draw:style-name="a405" draw:name="Rectangle 12">
        <svg:title/>
        <svg:desc/>
        <text:p text:style-name="a403" text:class-names="" text:cond-style-name=""><text:span text:style-name="a4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5" draw:layer="Master1-bg" draw:style-name="a406" draw:name="Straight Connector 13">
        <svg:title/>
        <svg:desc/>
      </draw:connector>
      <draw:frame draw:id="id106" presentation:style-name="a409" draw:name="Vertical Title 1" svg:x="9.9789in" svg:y="0.87377in" svg:width="1.767in" svg:height="5.09612in" presentation:class="title" presentation:placeholder="false">
        <draw:text-box>
          <text:p text:style-name="a408" text:class-names="" text:cond-style-name=""><text:span text:style-name="a407" text:class-names="">Click to edit Master title style</text:span></text:p>
        </draw:text-box>
        <svg:title/>
        <svg:desc/>
      </draw:frame>
      <draw:frame draw:id="id107" presentation:style-name="a425" draw:name="Vertical Text Placeholder 2" svg:x="1.23608in" svg:y="0.87377in" svg:width="8.56171in" svg:height="5.09612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Edit Master text styles</text:span></text:p>
            </text:list-item>
          </text:list>
          <text:list text:style-name="a415">
            <text:list-item>
              <text:list text:style-name="a415">
                <text:list-item>
                  <text:p text:style-name="a414" text:class-names="" text:cond-style-name=""><text:span text:style-name="a413" text:class-names="">Second level</text:span></text:p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p text:style-name="a417" text:class-names="" text:cond-style-name=""><text:span text:style-name="a416" text:class-names="">Third level</text:span></text:p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p text:style-name="a420" text:class-names="" text:cond-style-name=""><text:span text:style-name="a4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list text:style-name="a424">
                            <text:list-item>
                              <text:p text:style-name="a423" text:class-names="" text:cond-style-name=""><text:span text:style-name="a4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29" draw:name="Date Placeholder 3" svg:x="7.90992in" svg:y="0.3613in" svg:width="2.75087in" svg:height="0.33815in" presentation:class="date-time" presentation:placeholder="false">
        <draw:text-box>
          <text:p text:style-name="a428" text:class-names="" text:cond-style-name=""><text:span text:style-name="a426" text:class-names=""><text:date text:fixed="false" style:data-style-name="a427">1/28/2019</text:date></text:span></text:p>
        </draw:text-box>
        <svg:title/>
        <svg:desc/>
      </draw:frame>
      <draw:frame draw:id="id109" presentation:style-name="a432" draw:name="Footer Placeholder 4" svg:x="1.23608in" svg:y="0.36013in" svg:width="6.49479in" svg:height="0.33815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110" presentation:style-name="a435" draw:name="Slide Number Placeholder 5" svg:x="10.84654in" svg:y="0.15027in" svg:width="0.88694in" svg:height="0.55072in" presentation:class="page-number" presentation:placeholder="false">
        <draw:text-box>
          <text:p text:style-name="a434" text:class-names="" text:cond-style-name=""><text:span text:style-name="a433" text:class-names=""><text:page-number style:num-format="1" text:fixed="false"/></text:span></text:p>
        </draw:text-box>
        <svg:title/>
        <svg:desc/>
      </draw:frame>
      <draw:frame draw:id="id111" draw:style-name="a436" draw:transform="translate(-2.55in -0.085in) rotate(-1.5708) translate(12.00131in 3.41715in)" draw:name="Picture 16" svg:width="5.1in" svg:height="0.17in" style:rel-width="scale" style:rel-height="scale">
        <draw:image xlink:href="media/image2.png" xlink:type="simple" xlink:show="embed" xlink:actuate="onLoad"/>
        <svg:title/>
        <svg:desc>RedHashing.emf</svg:desc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QL</dc:title>
    <meta:initial-creator>david</meta:initial-creator>
    <dc:creator>david</dc:creator>
    <meta:creation-date>2018-01-22T03:18:48Z</meta:creation-date>
    <dc:date>2019-01-29T02:53:34Z</dc:date>
    <meta:template xlink:href="GIS5577" xlink:type="simple"/>
    <meta:editing-cycles>18</meta:editing-cycles>
    <meta:editing-duration>PT65882S</meta:editing-duration>
    <meta:document-statistic meta:paragraph-count="151" meta:word-count="1314"/>
  </office:meta>
</office:document-meta>
</file>